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6.2988in" svg:height="3.5429in" svg:x="1.0154in" svg:y="0.8551in">
            <draw:object draw:notify-on-update-of-ranges="Arkusz1.A1:Arkusz1.A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0126in" svg:y="0.6984in">
            <draw:object draw:notify-on-update-of-ranges="Arkusz1.K1:Arkusz1.K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-2.39059619124406" calcext:value-type="float">
            <text:p>-2.39059619124406</text:p>
          </table:table-cell>
          <table:table-cell office:value-type="string" calcext:value-type="string">
            <text:p>bs.txt</text:p>
          </table:table-cell>
          <table:table-cell table:number-columns-repeated="7"/>
          <table:table-cell office:value-type="string" calcext:value-type="string">
            <text:p>obecny.txt</text:p>
          </table:table-cell>
          <table:table-cell office:value-type="float" office:value="1.8878573161482" calcext:value-type="float">
            <text:p>1.8878573161482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-1.90076932365175" calcext:value-type="float">
            <text:p>-1.90076932365175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-1.03525799501767" calcext:value-type="float">
            <text:p>-1.03525799501767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1.53130834716996" calcext:value-type="float">
            <text:p>1.53130834716996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-4.03232957125563" calcext:value-type="float">
            <text:p>-4.03232957125563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0.498807913272847" calcext:value-type="float">
            <text:p>0.498807913272847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1.96466426971757" calcext:value-type="float">
            <text:p>1.9646642697175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592922420286502" calcext:value-type="float">
            <text:p>-0.5929224202865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45938600777032" calcext:value-type="float">
            <text:p>-0.64593860077703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39369412762765" calcext:value-type="float">
            <text:p>-0.23936941276276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935699266623085" calcext:value-type="float">
            <text:p>-0.93569926662308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02312867558025" calcext:value-type="float">
            <text:p>-1.023128675580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5315186370034" calcext:value-type="float">
            <text:p>0.4531518637003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54390998525425" calcext:value-type="float">
            <text:p>0.6543909985254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32426949454334" calcext:value-type="float">
            <text:p>1.3242694945433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47301364117668" calcext:value-type="float">
            <text:p>0.14730136411766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05561398985497" calcext:value-type="float">
            <text:p>-2.0556139898549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05096346883065" calcext:value-type="float">
            <text:p>-1.0509634688306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5113076883774" calcext:value-type="float">
            <text:p>1.8511307688377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233146016825795" calcext:value-type="float">
            <text:p>0.2331460168257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2983303230162" calcext:value-type="float">
            <text:p>1.429833032301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96261189024724" calcext:value-type="float">
            <text:p>-1.962611890247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4995148983729" calcext:value-type="float">
            <text:p>1.9499514898372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26869982640615" calcext:value-type="float">
            <text:p>0.92686998264061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0834266145383" calcext:value-type="float">
            <text:p>-3.083426614538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08883895728282" calcext:value-type="float">
            <text:p>-0.20888389572828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67875542768138" calcext:value-type="float">
            <text:p>-1.6787554276813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0319835729645" calcext:value-type="float">
            <text:p>1.9031983572964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812912499407408" calcext:value-type="float">
            <text:p>0.81291249940740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204914533372263" calcext:value-type="float">
            <text:p>0.2049145333722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189604750223" calcext:value-type="float">
            <text:p>1.918960475022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41633824694782" calcext:value-type="float">
            <text:p>0.64163382469478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1849499364702" calcext:value-type="float">
            <text:p>1.418494993647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74859233735888" calcext:value-type="float">
            <text:p>1.7485923373588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4.13696007223835" calcext:value-type="float">
            <text:p>-4.1369600722383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26173618933113" calcext:value-type="float">
            <text:p>1.2617361893311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71255208072731" calcext:value-type="float">
            <text:p>0.17125520807273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56243897416844" calcext:value-type="float">
            <text:p>-1.5624389741684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382663220434356" calcext:value-type="float">
            <text:p>0.03826632204343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69625233523496" calcext:value-type="float">
            <text:p>-0.66962523352349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50320698134106" calcext:value-type="float">
            <text:p>-1.5032069813410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97652593546021" calcext:value-type="float">
            <text:p>-2.9765259354602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38774731169986" calcext:value-type="float">
            <text:p>0.03877473116998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06992056644323" calcext:value-type="float">
            <text:p>-1.0699205664432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971562693807966" calcext:value-type="float">
            <text:p>0.09715626938079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44449331556476" calcext:value-type="float">
            <text:p>-1.4444933155647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7024651342159" calcext:value-type="float">
            <text:p>1.4702465134215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47260250006272" calcext:value-type="float">
            <text:p>-2.4726025000627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87166625641473" calcext:value-type="float">
            <text:p>0.68716662564147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5.15894795680179" calcext:value-type="float">
            <text:p>-5.1589479568017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291617898896198" calcext:value-type="float">
            <text:p>0.29161789889619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45975174572519" calcext:value-type="float">
            <text:p>-2.4597517457251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813985046426492" calcext:value-type="float">
            <text:p>0.81398504642649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86877114847823" calcext:value-type="float">
            <text:p>-3.8687711484782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2474878294825" calcext:value-type="float">
            <text:p>-1.824748782948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120892324219347" calcext:value-type="float">
            <text:p>-0.12089232421934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441513651482987" calcext:value-type="float">
            <text:p>-0.44151365148298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93603135188806" calcext:value-type="float">
            <text:p>-2.9360313518880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24405441823669" calcext:value-type="float">
            <text:p>-2.2440544182366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351038691377495" calcext:value-type="float">
            <text:p>0.3510386913774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398701768506347" calcext:value-type="float">
            <text:p>0.03987017685063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26638279270999" calcext:value-type="float">
            <text:p>-2.2663827927099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98544885018384" calcext:value-type="float">
            <text:p>-1.9854488501838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66198162461792" calcext:value-type="float">
            <text:p>-2.6619816246179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71206209085636" calcext:value-type="float">
            <text:p>0.47120620908563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15529802980413" calcext:value-type="float">
            <text:p>-2.1552980298041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7126593010462" calcext:value-type="float">
            <text:p>-1.71265930104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77608323952474" calcext:value-type="float">
            <text:p>-2.7760832395247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35340482699541" calcext:value-type="float">
            <text:p>-0.23534048269954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836930237931407" calcext:value-type="float">
            <text:p>0.83693023793140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38474203600409" calcext:value-type="float">
            <text:p>-1.3847420360040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59169865629998" calcext:value-type="float">
            <text:p>0.95916986562999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3087839920192" calcext:value-type="float">
            <text:p>1.9308783992019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36465752282" calcext:value-type="float">
            <text:p>1.43646575228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02689494860024" calcext:value-type="float">
            <text:p>1.026894948600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429162970537493" calcext:value-type="float">
            <text:p>0.04291629705374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45973949104763" calcext:value-type="float">
            <text:p>-1.459739491047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74400591702928" calcext:value-type="float">
            <text:p>0.7440059170292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164877411233062" calcext:value-type="float">
            <text:p>-0.1648774112330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81908607912272" calcext:value-type="float">
            <text:p>-3.8190860791227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11004157324838" calcext:value-type="float">
            <text:p>-1.1100415732483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54515728412597" calcext:value-type="float">
            <text:p>1.5451572841259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48067988833659" calcext:value-type="float">
            <text:p>-2.4806798883365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99807553677977" calcext:value-type="float">
            <text:p>-2.9980755367797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42558450841897" calcext:value-type="float">
            <text:p>0.14255845084189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82210432561237" calcext:value-type="float">
            <text:p>-2.8221043256123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29862351824832" calcext:value-type="float">
            <text:p>1.2986235182483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60203874704837" calcext:value-type="float">
            <text:p>-0.26020387470483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853955579331832" calcext:value-type="float">
            <text:p>-0.85395557933183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54729115399044" calcext:value-type="float">
            <text:p>-2.5472911539904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5723024504574" calcext:value-type="float">
            <text:p>1.4572302450457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61114225672735" calcext:value-type="float">
            <text:p>-0.66111422567273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452591061863398" calcext:value-type="float">
            <text:p>-0.45259106186339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367744845844279" calcext:value-type="float">
            <text:p>0.36774484584427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44973560271365" calcext:value-type="float">
            <text:p>-1.4497356027136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960910866611595" calcext:value-type="float">
            <text:p>-0.9609108666115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4113281085033" calcext:value-type="float">
            <text:p>-1.8411328108503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68430545580273" calcext:value-type="float">
            <text:p>1.6843054558027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95941335975701" calcext:value-type="float">
            <text:p>-2.9594133597570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35063105693212" calcext:value-type="float">
            <text:p>-1.3506310569321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39378650277535" calcext:value-type="float">
            <text:p>1.3937865027753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345881496757451" calcext:value-type="float">
            <text:p>0.34588149675745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558956241556" calcext:value-type="float">
            <text:p>1.855895624155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33352516118419" calcext:value-type="float">
            <text:p>-0.3335251611841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04498119094523" calcext:value-type="float">
            <text:p>0.10449811909452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99174974739836" calcext:value-type="float">
            <text:p>-0.69917497473983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52290337628545" calcext:value-type="float">
            <text:p>0.95229033762854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51110620154981" calcext:value-type="float">
            <text:p>-1.5111062015498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51946923260863" calcext:value-type="float">
            <text:p>-3.519469232608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785540475968771" calcext:value-type="float">
            <text:p>0.78554047596877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75119549585986" calcext:value-type="float">
            <text:p>0.7511954958598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240939835313319" calcext:value-type="float">
            <text:p>0.24093983531331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318170377362724" calcext:value-type="float">
            <text:p>-0.3181703773627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61419090553035" calcext:value-type="float">
            <text:p>1.6141909055303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67396046044533" calcext:value-type="float">
            <text:p>0.66739604604453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4.56752558376902" calcext:value-type="float">
            <text:p>-4.567525583769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55246350546444" calcext:value-type="float">
            <text:p>-0.5524635054644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2083482705463" calcext:value-type="float">
            <text:p>-1.820834827054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21918692976934" calcext:value-type="float">
            <text:p>1.2191869297693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5905982364265" calcext:value-type="float">
            <text:p>1.8590598236426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33993348033529" calcext:value-type="float">
            <text:p>-1.3399334803352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2678517133809" calcext:value-type="float">
            <text:p>1.4267851713380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80017029063224" calcext:value-type="float">
            <text:p>-3.800170290632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25573523386198" calcext:value-type="float">
            <text:p>-1.2557352338619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27209466620222" calcext:value-type="float">
            <text:p>1.2720946662022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39214585407153" calcext:value-type="float">
            <text:p>-1.3921458540715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91798418032102" calcext:value-type="float">
            <text:p>0.4917984180321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34103944244601" calcext:value-type="float">
            <text:p>-2.3410394424460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3510067462895" calcext:value-type="float">
            <text:p>1.35100674628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72828155720118" calcext:value-type="float">
            <text:p>-1.7282815572011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30465952588795" calcext:value-type="float">
            <text:p>0.9304659525887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36409689254395" calcext:value-type="float">
            <text:p>-0.2364096892543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41948521214525" calcext:value-type="float">
            <text:p>0.6419485212145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18153574458152" calcext:value-type="float">
            <text:p>1.1815357445815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67216908950245" calcext:value-type="float">
            <text:p>-1.6721690895024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15938916819528" calcext:value-type="float">
            <text:p>-2.1593891681952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32041878116387" calcext:value-type="float">
            <text:p>0.43204187811638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78489952504646" calcext:value-type="float">
            <text:p>0.17848995250464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27257637030161" calcext:value-type="float">
            <text:p>-3.2725763703016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90152308432194" calcext:value-type="float">
            <text:p>-1.9015230843219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66061187578771" calcext:value-type="float">
            <text:p>1.6606118757877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01265593245274" calcext:value-type="float">
            <text:p>-3.0126559324527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96551805554697" calcext:value-type="float">
            <text:p>-1.9655180555469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0369176019596" calcext:value-type="float">
            <text:p>-2.036917601959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56294941396957" calcext:value-type="float">
            <text:p>-1.5629494139695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21125674473475" calcext:value-type="float">
            <text:p>-2.2112567447347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23352212910062" calcext:value-type="float">
            <text:p>-0.6233522129100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20106442542238" calcext:value-type="float">
            <text:p>0.42010644254223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659921332086397" calcext:value-type="float">
            <text:p>0.0659921332086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19623650206331" calcext:value-type="float">
            <text:p>-1.1962365020633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22003780343208" calcext:value-type="float">
            <text:p>-1.2200378034320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76652501886682" calcext:value-type="float">
            <text:p>1.7665250188668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363205084099702" calcext:value-type="float">
            <text:p>-0.3632050840997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6065815312455" calcext:value-type="float">
            <text:p>-1.8606581531245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173485618918279" calcext:value-type="float">
            <text:p>-0.17348561891827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5.51637785988252" calcext:value-type="float">
            <text:p>-5.5163778598825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864970309365742" calcext:value-type="float">
            <text:p>0.86497030936574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17276245207603" calcext:value-type="float">
            <text:p>-1.1727624520760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0754580311150543" calcext:value-type="float">
            <text:p>-0.07545803111505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4.45734179413319" calcext:value-type="float">
            <text:p>-4.4573417941331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516532011992794" calcext:value-type="float">
            <text:p>0.51653201199279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836454418013904" calcext:value-type="float">
            <text:p>0.83645441801390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26905812513236" calcext:value-type="float">
            <text:p>1.2690581251323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70240391863913" calcext:value-type="float">
            <text:p>1.7024039186391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48433578054772" calcext:value-type="float">
            <text:p>-0.64843357805477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74795169909963" calcext:value-type="float">
            <text:p>1.747951699099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00226188271465277" calcext:value-type="float">
            <text:p>-0.00226188271465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07747962551356" calcext:value-type="float">
            <text:p>0.40774796255135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791090682325148" calcext:value-type="float">
            <text:p>-0.79109068232514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0756587827924298" calcext:value-type="float">
            <text:p>-0.0756587827924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0504840068731" calcext:value-type="float">
            <text:p>-1.050484006873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65115656549699" calcext:value-type="float">
            <text:p>0.96511565654969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5975115097798" calcext:value-type="float">
            <text:p>1.9597511509779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68625669730261" calcext:value-type="float">
            <text:p>-0.66862566973026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72148825879625" calcext:value-type="float">
            <text:p>-2.721488258796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2341221881713" calcext:value-type="float">
            <text:p>1.8234122188171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15727283021221" calcext:value-type="float">
            <text:p>0.91572728302122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26398992820058" calcext:value-type="float">
            <text:p>-1.2639899282005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54747067673862" calcext:value-type="float">
            <text:p>-3.547470676738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07611686477008" calcext:value-type="float">
            <text:p>-2.0761168647700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62562678155283" calcext:value-type="float">
            <text:p>0.16256267815528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512698589581954" calcext:value-type="float">
            <text:p>0.51269858958195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0549310019102" calcext:value-type="float">
            <text:p>-1.805493100191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52804700985487" calcext:value-type="float">
            <text:p>-3.5280470098548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958074669764284" calcext:value-type="float">
            <text:p>-0.95807466976428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50264165133736" calcext:value-type="float">
            <text:p>-0.25026416513373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52383382381781" calcext:value-type="float">
            <text:p>1.5238338238178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51983030595937" calcext:value-type="float">
            <text:p>-1.5198303059593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87251068389515" calcext:value-type="float">
            <text:p>-2.8725106838951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7754462819712" calcext:value-type="float">
            <text:p>1.775446281971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03635982579127" calcext:value-type="float">
            <text:p>-2.0363598257912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4004024434452" calcext:value-type="float">
            <text:p>-3.400402443445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923215844968523" calcext:value-type="float">
            <text:p>-0.92321584496852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6918620866099" calcext:value-type="float">
            <text:p>-3.691862086609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826693120841619" calcext:value-type="float">
            <text:p>0.0826693120841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08604432431713" calcext:value-type="float">
            <text:p>-1.0860443243171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35744444882595" calcext:value-type="float">
            <text:p>1.357444448825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54163497238424" calcext:value-type="float">
            <text:p>-3.541634972384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96959768247625" calcext:value-type="float">
            <text:p>-3.969597682476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364097709724" calcext:value-type="float">
            <text:p>-1.3640977097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92025592261425" calcext:value-type="float">
            <text:p>-0.2920255922614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18116201186875" calcext:value-type="float">
            <text:p>1.1811620118687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48720198247507" calcext:value-type="float">
            <text:p>-2.4872019824750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70055605334602" calcext:value-type="float">
            <text:p>-1.700556053346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15546184847908" calcext:value-type="float">
            <text:p>-2.1554618484790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4163088561631" calcext:value-type="float">
            <text:p>-1.8416308856163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68782440692167" calcext:value-type="float">
            <text:p>0.66878244069216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23363623987256" calcext:value-type="float">
            <text:p>-2.2336362398725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184200547628888" calcext:value-type="float">
            <text:p>-0.18420054762888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391950693095063" calcext:value-type="float">
            <text:p>-0.3919506930950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91363715197426" calcext:value-type="float">
            <text:p>-1.9136371519742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73194697532993" calcext:value-type="float">
            <text:p>-1.7319469753299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7891921538339" calcext:value-type="float">
            <text:p>1.8789192153833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0394824487801744" calcext:value-type="float">
            <text:p>-0.03948244878017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190694036882021" calcext:value-type="float">
            <text:p>-0.19069403688202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536828409459872" calcext:value-type="float">
            <text:p>0.53682840945987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1848262777555" calcext:value-type="float">
            <text:p>1.8184826277755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9666112969519" calcext:value-type="float">
            <text:p>1.996661129695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1399482384013" calcext:value-type="float">
            <text:p>-4.13994823840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19698760867063" calcext:value-type="float">
            <text:p>0.8196987608670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91835449877368" calcext:value-type="float">
            <text:p>-0.2918354498773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5071375284661" calcext:value-type="float">
            <text:p>-1.850713752846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21800991494005" calcext:value-type="float">
            <text:p>0.2218009914940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938761168114" calcext:value-type="float">
            <text:p>-4.9387611681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372394171898995" calcext:value-type="float">
            <text:p>-0.03723941718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5052596566911" calcext:value-type="float">
            <text:p>-1.150525965669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5903085263532" calcext:value-type="float">
            <text:p>0.559030852635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97024377205793" calcext:value-type="float">
            <text:p>-0.1970243772057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8341088879404" calcext:value-type="float">
            <text:p>1.683410888794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7169354941932" calcext:value-type="float">
            <text:p>-1.871693549419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871854133956" calcext:value-type="float">
            <text:p>-1.88718541339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932486981488" calcext:value-type="float">
            <text:p>1.89324869814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6561088092493" calcext:value-type="float">
            <text:p>-1.565610880924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6205427948456" calcext:value-type="float">
            <text:p>-1.462054279484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2047167847404" calcext:value-type="float">
            <text:p>-1.620471678474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1991618060199" calcext:value-type="float">
            <text:p>1.819916180601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9261522585784" calcext:value-type="float">
            <text:p>-1.192615225857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61363935926874" calcext:value-type="float">
            <text:p>-0.2613639359268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36426233789113" calcext:value-type="float">
            <text:p>-0.1364262337891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9957531431531" calcext:value-type="float">
            <text:p>-1.899575314315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1103892724448" calcext:value-type="float">
            <text:p>1.1110389272444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5318139950562" calcext:value-type="float">
            <text:p>1.453181399505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82569826057325" calcext:value-type="float">
            <text:p>-0.9825698260573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1884781877204" calcext:value-type="float">
            <text:p>-2.018847818772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58383427809654" calcext:value-type="float">
            <text:p>-5.583834278096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4636355825197" calcext:value-type="float">
            <text:p>1.446363558251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58997420222032" calcext:value-type="float">
            <text:p>-0.7589974202220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26465436410128" calcext:value-type="float">
            <text:p>0.5264654364101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4759611951578" calcext:value-type="float">
            <text:p>1.647596119515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0630809523789" calcext:value-type="float">
            <text:p>-0.606308095237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1851302496014" calcext:value-type="float">
            <text:p>1.218513024960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49349703396204" calcext:value-type="float">
            <text:p>-0.6493497033962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8273454465807" calcext:value-type="float">
            <text:p>1.582734544658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51182632781232" calcext:value-type="float">
            <text:p>0.2511826327812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7624651242251" calcext:value-type="float">
            <text:p>-1.276246512422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6083060664688" calcext:value-type="float">
            <text:p>1.060830606646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187087484638" calcext:value-type="float">
            <text:p>1.41870874846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5045652121613" calcext:value-type="float">
            <text:p>-2.050456521216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32059765005483" calcext:value-type="float">
            <text:p>-0.8320597650054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26761047037572" calcext:value-type="float">
            <text:p>-0.6267610470375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20207147044716" calcext:value-type="float">
            <text:p>0.72020714704471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663050920303918" calcext:value-type="float">
            <text:p>0.0663050920303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4015807973099" calcext:value-type="float">
            <text:p>-2.640158079730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4727983096053" calcext:value-type="float">
            <text:p>1.7472798309605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939820756913203" calcext:value-type="float">
            <text:p>-0.093982075691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79940719471382" calcext:value-type="float">
            <text:p>0.6799407194713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26100410434934" calcext:value-type="float">
            <text:p>-0.6261004104349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8202003570575" calcext:value-type="float">
            <text:p>-2.582020035705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49523814239402" calcext:value-type="float">
            <text:p>-2.495238142394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31226267690818" calcext:value-type="float">
            <text:p>-0.3312262676908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12092965279126" calcext:value-type="float">
            <text:p>-3.120929652791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1441895679235" calcext:value-type="float">
            <text:p>1.814418956792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2535882596821" calcext:value-type="float">
            <text:p>-1.525358825968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831808177773" calcext:value-type="float">
            <text:p>-1.28318081777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67588127965677" calcext:value-type="float">
            <text:p>-3.675881279656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7852370165334" calcext:value-type="float">
            <text:p>1.578523701653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514689875243" calcext:value-type="float">
            <text:p>-1.95146898752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0529414883032" calcext:value-type="float">
            <text:p>-2.005294148830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99081979749085" calcext:value-type="float">
            <text:p>0.0990819797490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6944632389371" calcext:value-type="float">
            <text:p>-2.7694463238937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28096206201952" calcext:value-type="float">
            <text:p>-0.1280962062019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98927996367688" calcext:value-type="float">
            <text:p>0.4989279963676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81726835584349" calcext:value-type="float">
            <text:p>-0.7817268355843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4269767883372" calcext:value-type="float">
            <text:p>-1.342697678833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8638515157625" calcext:value-type="float">
            <text:p>1.486385151576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10786895008033" calcext:value-type="float">
            <text:p>0.7107868950080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54352062404876" calcext:value-type="float">
            <text:p>-0.2543520624048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1390759506945" calcext:value-type="float">
            <text:p>-1.113907595069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2529294669822" calcext:value-type="float">
            <text:p>-2.725292946698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3102244304136" calcext:value-type="float">
            <text:p>-2.331022443041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20224338014832" calcext:value-type="float">
            <text:p>0.6202243380148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35683712987515" calcext:value-type="float">
            <text:p>-3.3568371298751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65505716842291" calcext:value-type="float">
            <text:p>0.5655057168422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6420554021638" calcext:value-type="float">
            <text:p>1.264205540216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8029879823468" calcext:value-type="float">
            <text:p>-1.580298798234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251204939051" calcext:value-type="float">
            <text:p>-1.52512049390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49323318076551" calcext:value-type="float">
            <text:p>0.9493233180765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89307045502612" calcext:value-type="float">
            <text:p>-0.38930704550261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85474178076966" calcext:value-type="float">
            <text:p>0.8854741780769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656388024408" calcext:value-type="float">
            <text:p>1.665638802440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91865824744667" calcext:value-type="float">
            <text:p>-0.8918658247446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4995900703263" calcext:value-type="float">
            <text:p>1.049959007032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2322794233574" calcext:value-type="float">
            <text:p>1.223227942335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9440319380636" calcext:value-type="float">
            <text:p>0.794403193806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01097406602591" calcext:value-type="float">
            <text:p>-3.010974066025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406277755288285" calcext:value-type="float">
            <text:p>-0.0406277755288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6795682240132" calcext:value-type="float">
            <text:p>1.667956822401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4745012751651" calcext:value-type="float">
            <text:p>-0.147450127516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98898706440344" calcext:value-type="float">
            <text:p>-0.3988987064403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49058273135217" calcext:value-type="float">
            <text:p>0.7490582731352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06469830459926" calcext:value-type="float">
            <text:p>-0.2064698304599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85481610107254" calcext:value-type="float">
            <text:p>-4.854816101072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19340919469569" calcext:value-type="float">
            <text:p>-3.193409194695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7292593548283" calcext:value-type="float">
            <text:p>-1.472925935482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54656997990088" calcext:value-type="float">
            <text:p>0.4546569979900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23585596092234" calcext:value-type="float">
            <text:p>-0.5235855960922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6364295567327" calcext:value-type="float">
            <text:p>-1.763642955673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2222118964274" calcext:value-type="float">
            <text:p>1.622221189642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6565282554312" calcext:value-type="float">
            <text:p>-2.1656528255431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6781603330089" calcext:value-type="float">
            <text:p>-2.067816033300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87750374884826" calcext:value-type="float">
            <text:p>0.5877503748848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59981889794304" calcext:value-type="float">
            <text:p>-0.6599818897943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8703325818736" calcext:value-type="float">
            <text:p>-2.887033258187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62772976899134" calcext:value-type="float">
            <text:p>0.4627729768991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49845145607609" calcext:value-type="float">
            <text:p>0.7498451456076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4367185139675" calcext:value-type="float">
            <text:p>-2.143671851396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53283864901036" calcext:value-type="float">
            <text:p>-4.532838649010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7273972805596" calcext:value-type="float">
            <text:p>1.372739728055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28953560370299" calcext:value-type="float">
            <text:p>0.8289535603702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8362389134104" calcext:value-type="float">
            <text:p>1.083623891341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89993252020055" calcext:value-type="float">
            <text:p>-4.899932520200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5697382831254" calcext:value-type="float">
            <text:p>-1.356973828312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9185027205125" calcext:value-type="float">
            <text:p>-1.991850272051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96094648856013" calcext:value-type="float">
            <text:p>0.4960946488560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14357813726802" calcext:value-type="float">
            <text:p>0.8143578137268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0167119986645" calcext:value-type="float">
            <text:p>1.201671199866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250358195235" calcext:value-type="float">
            <text:p>-1.62503581952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9234719611684" calcext:value-type="float">
            <text:p>1.492347196116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70990489577278" calcext:value-type="float">
            <text:p>0.4709904895772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22021859620632" calcext:value-type="float">
            <text:p>0.4220218596206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2552318248703" calcext:value-type="float">
            <text:p>1.2255231824870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59243716802361" calcext:value-type="float">
            <text:p>-0.9592437168023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382932013127966" calcext:value-type="float">
            <text:p>0.0382932013127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6289433841753" calcext:value-type="float">
            <text:p>-2.8628943384175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26752123623693" calcext:value-type="float">
            <text:p>0.8267521236236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13386537764109" calcext:value-type="float">
            <text:p>-3.133865377641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97426038275526" calcext:value-type="float">
            <text:p>-0.4974260382755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3085277131623" calcext:value-type="float">
            <text:p>-1.330852771316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9944783184649" calcext:value-type="float">
            <text:p>1.199447831846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83186553781328" calcext:value-type="float">
            <text:p>-0.1831865537813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1811232509155" calcext:value-type="float">
            <text:p>1.718112325091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34079321802103" calcext:value-type="float">
            <text:p>0.43407932180210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7296804271774" calcext:value-type="float">
            <text:p>-2.372968042717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9332097869513" calcext:value-type="float">
            <text:p>-2.93320978695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1180200217517" calcext:value-type="float">
            <text:p>-1.611802002175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31420779461242" calcext:value-type="float">
            <text:p>-0.0314207794612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87480136200866" calcext:value-type="float">
            <text:p>0.9874801362008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939867090033" calcext:value-type="float">
            <text:p>-2.89398670900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60914495023268" calcext:value-type="float">
            <text:p>-4.609144950232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9930339337526" calcext:value-type="float">
            <text:p>1.099303393375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7491628862378" calcext:value-type="float">
            <text:p>-1.174916288623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10178054493398" calcext:value-type="float">
            <text:p>-0.6101780544933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56147442910886" calcext:value-type="float">
            <text:p>0.7561474429108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81476796336306" calcext:value-type="float">
            <text:p>0.9814767963363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80038942252026" calcext:value-type="float">
            <text:p>-3.800389422520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124157280307" calcext:value-type="float">
            <text:p>1.81241572803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2413134514197" calcext:value-type="float">
            <text:p>-1.424131345141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650809817427633" calcext:value-type="float">
            <text:p>0.0650809817427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0195648716968511" calcext:value-type="float">
            <text:p>0.0019564871696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56563861306062" calcext:value-type="float">
            <text:p>-0.9565638613060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1663706612161" calcext:value-type="float">
            <text:p>-1.916637066121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4510931148011" calcext:value-type="float">
            <text:p>-2.345109311480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0444693699725929" calcext:value-type="float">
            <text:p>0.0044469369972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471393707972" calcext:value-type="float">
            <text:p>1.64713937079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7779284129301" calcext:value-type="float">
            <text:p>-1.777792841293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8431241085525" calcext:value-type="float">
            <text:p>-1.084312410855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9104301528568" calcext:value-type="float">
            <text:p>-1.591043015285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4487371418549" calcext:value-type="float">
            <text:p>-1.044873714185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16196270709404" calcext:value-type="float">
            <text:p>0.1161962707094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87132001710934" calcext:value-type="float">
            <text:p>-3.871320017109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2596692500956" calcext:value-type="float">
            <text:p>-2.025966925009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7703287153209" calcext:value-type="float">
            <text:p>-1.577032871532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3702762144606" calcext:value-type="float">
            <text:p>-2.737027621446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016151793129" calcext:value-type="float">
            <text:p>-1.70161517931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1099971047866" calcext:value-type="float">
            <text:p>-1.110999710478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45552359339945" calcext:value-type="float">
            <text:p>0.3455523593399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6410079759769" calcext:value-type="float">
            <text:p>-2.664100797597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3255915831978" calcext:value-type="float">
            <text:p>1.432559158319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table:style-name="ce1" office:value-type="float" office:value="-0.000720350602785302" calcext:value-type="float">
            <text:p>-7.20E-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2238328480078" calcext:value-type="float">
            <text:p>1.522383284800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4904859917755" calcext:value-type="float">
            <text:p>-1.649048599177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965790005187985" calcext:value-type="float">
            <text:p>0.0965790005187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0761455674281" calcext:value-type="float">
            <text:p>1.907614556742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5157903968055" calcext:value-type="float">
            <text:p>1.551579039680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85526575397697" calcext:value-type="float">
            <text:p>0.1855265753976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6695035482531" calcext:value-type="float">
            <text:p>-1.066950354825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8150970250629" calcext:value-type="float">
            <text:p>1.381509702506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8206157059124" calcext:value-type="float">
            <text:p>-1.182061570591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8816148151895" calcext:value-type="float">
            <text:p>-2.088161481518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36163501609025" calcext:value-type="float">
            <text:p>0.7361635016090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41167083157718" calcext:value-type="float">
            <text:p>0.4411670831577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5510813800066" calcext:value-type="float">
            <text:p>-2.555108138000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2999745344754" calcext:value-type="float">
            <text:p>-2.129997453447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54541009480665" calcext:value-type="float">
            <text:p>0.4545410094806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353757042862" calcext:value-type="float">
            <text:p>1.03537570428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03411992927526" calcext:value-type="float">
            <text:p>-0.6034119929275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77465218961433" calcext:value-type="float">
            <text:p>0.4774652189614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6214022127068" calcext:value-type="float">
            <text:p>1.662140221270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8268704453695" calcext:value-type="float">
            <text:p>-2.182687044536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3945222070756" calcext:value-type="float">
            <text:p>-1.239452220707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3403537409744" calcext:value-type="float">
            <text:p>1.534035374097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8226750525201" calcext:value-type="float">
            <text:p>-2.182267505252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6892326739906" calcext:value-type="float">
            <text:p>1.468923267399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230117662517" calcext:value-type="float">
            <text:p>-1.22301176625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45922194721338" calcext:value-type="float">
            <text:p>-0.6459221947213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9532784210251" calcext:value-type="float">
            <text:p>1.595327842102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907015256401453" calcext:value-type="float">
            <text:p>0.0907015256401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5907036224263" calcext:value-type="float">
            <text:p>1.159070362242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8589879533221" calcext:value-type="float">
            <text:p>-2.185898795332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583116361817" calcext:value-type="float">
            <text:p>1.165831163618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94886364414533" calcext:value-type="float">
            <text:p>0.5948863644145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8700696901781" calcext:value-type="float">
            <text:p>1.387006969017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7743332715881" calcext:value-type="float">
            <text:p>-1.077433327158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19660690731383" calcext:value-type="float">
            <text:p>0.6196606907313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7009288798924" calcext:value-type="float">
            <text:p>1.270092887989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88423528634919" calcext:value-type="float">
            <text:p>-0.7884235286349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15662742400135" calcext:value-type="float">
            <text:p>0.2156627424001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30578559803009" calcext:value-type="float">
            <text:p>0.4305785598030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5835581226179" calcext:value-type="float">
            <text:p>-1.1583558122617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3812386308302" calcext:value-type="float">
            <text:p>1.338123863083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2881034029434" calcext:value-type="float">
            <text:p>0.828810340294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5440892341461" calcext:value-type="float">
            <text:p>1.454408923414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7289355370093" calcext:value-type="float">
            <text:p>0.172893553700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47885515903124" calcext:value-type="float">
            <text:p>-2.478855159031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8701048152714" calcext:value-type="float">
            <text:p>1.087010481527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4789380406684" calcext:value-type="float">
            <text:p>1.947893804066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03300802778096" calcext:value-type="float">
            <text:p>-0.8033008027780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55092054113134" calcext:value-type="float">
            <text:p>0.1550920541131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56151676368383" calcext:value-type="float">
            <text:p>0.6561516763683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97910720618695" calcext:value-type="float">
            <text:p>0.3979107206186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63717413513049" calcext:value-type="float">
            <text:p>-4.637174135130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5621903484297" calcext:value-type="float">
            <text:p>-1.656219034842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8860386847037" calcext:value-type="float">
            <text:p>-1.188603868470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50394450930987" calcext:value-type="float">
            <text:p>-3.503944509309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7778862522333" calcext:value-type="float">
            <text:p>-2.177788625223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0083102912377" calcext:value-type="float">
            <text:p>1.600831029123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9036155295184" calcext:value-type="float">
            <text:p>-1.090361552951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0313808417186" calcext:value-type="float">
            <text:p>-1.903138084171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53234919800339" calcext:value-type="float">
            <text:p>-0.3532349198003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1860410323272" calcext:value-type="float">
            <text:p>-0.318604103232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31887041505213" calcext:value-type="float">
            <text:p>0.1318870415052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85832921242922" calcext:value-type="float">
            <text:p>-0.5858329212429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2513472303682" calcext:value-type="float">
            <text:p>1.825134723036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192495189774" calcext:value-type="float">
            <text:p>-1.41924951897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4596268123179" calcext:value-type="float">
            <text:p>-1.5459626812317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74619733247629" calcext:value-type="float">
            <text:p>-4.746197332476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80693851911127" calcext:value-type="float">
            <text:p>0.8806938519111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0904625570731" calcext:value-type="float">
            <text:p>1.209046255707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6228681280233" calcext:value-type="float">
            <text:p>1.862286812802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4925787084981" calcext:value-type="float">
            <text:p>-2.649257870849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21112700494177" calcext:value-type="float">
            <text:p>0.6211127004941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51184938084113" calcext:value-type="float">
            <text:p>0.6511849380841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8767340576603" calcext:value-type="float">
            <text:p>1.8876734057660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45982096456485" calcext:value-type="float">
            <text:p>0.3459820964564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84104922713508" calcext:value-type="float">
            <text:p>-0.28410492271350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2719877766272" calcext:value-type="float">
            <text:p>-2.227198777662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2895386449599" calcext:value-type="float">
            <text:p>1.428953864495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3497353894268" calcext:value-type="float">
            <text:p>-2.134973538942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29974118799914" calcext:value-type="float">
            <text:p>-3.299741187999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7210819913691" calcext:value-type="float">
            <text:p>1.072108199136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65748825409947" calcext:value-type="float">
            <text:p>-3.6574882540994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0354366821051" calcext:value-type="float">
            <text:p>1.903543668210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77157480872986" calcext:value-type="float">
            <text:p>0.5771574808729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55900106003641" calcext:value-type="float">
            <text:p>-0.35590010600364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25970382444665" calcext:value-type="float">
            <text:p>-0.4259703824446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4556505762932" calcext:value-type="float">
            <text:p>-2.745565057629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4374254829196" calcext:value-type="float">
            <text:p>1.143742548291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08550067668009" calcext:value-type="float">
            <text:p>-0.4085500676680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84385059181688" calcext:value-type="float">
            <text:p>0.8843850591816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9045844941583" calcext:value-type="float">
            <text:p>-2.390458449415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5504694854368" calcext:value-type="float">
            <text:p>1.955046948543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52514549331593" calcext:value-type="float">
            <text:p>-3.525145493315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67714830196708" calcext:value-type="float">
            <text:p>0.66771483019670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48614186071154" calcext:value-type="float">
            <text:p>-4.486141860711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25782541137" calcext:value-type="float">
            <text:p>-2.5257825411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58674232992828" calcext:value-type="float">
            <text:p>-0.8586742329928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16734348689669" calcext:value-type="float">
            <text:p>0.5167343486896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05065305997715" calcext:value-type="float">
            <text:p>-5.0506530599771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3212380754001" calcext:value-type="float">
            <text:p>-1.432123807540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57670056466964" calcext:value-type="float">
            <text:p>0.6576700564669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8512375113692" calcext:value-type="float">
            <text:p>1.585123751136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73680656531029" calcext:value-type="float">
            <text:p>0.6736806565310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6012870514934" calcext:value-type="float">
            <text:p>-1.460128705149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37054408675011" calcext:value-type="float">
            <text:p>-5.370544086750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51529586738485" calcext:value-type="float">
            <text:p>0.1515295867384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6567012826555" calcext:value-type="float">
            <text:p>-1.265670128265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2759821501957" calcext:value-type="float">
            <text:p>1.1275982150195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73194015945816" calcext:value-type="float">
            <text:p>-0.97319401594581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30907582408505" calcext:value-type="float">
            <text:p>-0.6309075824085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90697054641885" calcext:value-type="float">
            <text:p>0.3906970546418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9057377312844" calcext:value-type="float">
            <text:p>-1.190573773128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5927782983902" calcext:value-type="float">
            <text:p>1.459277829839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4935858560048" calcext:value-type="float">
            <text:p>1.6493585856004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1201642972619" calcext:value-type="float">
            <text:p>1.012016429726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84832803016756" calcext:value-type="float">
            <text:p>0.5848328030167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0123190957435" calcext:value-type="float">
            <text:p>-2.501231909574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00267371432277" calcext:value-type="float">
            <text:p>-3.002673714322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4858147759799" calcext:value-type="float">
            <text:p>-1.548581477597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1674507968023" calcext:value-type="float">
            <text:p>-1.416745079680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6208491702601" calcext:value-type="float">
            <text:p>-2.662084917026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9424064362865" calcext:value-type="float">
            <text:p>-1.794240643628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9790042876412" calcext:value-type="float">
            <text:p>-2.6979004287641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96618295713514" calcext:value-type="float">
            <text:p>0.7966182957135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8285623421323" calcext:value-type="float">
            <text:p>0.382856234213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8579444231033" calcext:value-type="float">
            <text:p>-2.585794442310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20882010492718" calcext:value-type="float">
            <text:p>-3.208820104927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4631818954859" calcext:value-type="float">
            <text:p>-1.546318189548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04094358090196" calcext:value-type="float">
            <text:p>-0.4040943580901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811196251805" calcext:value-type="float">
            <text:p>1.08111962518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5880884099372" calcext:value-type="float">
            <text:p>-1.858808840993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54387854911901" calcext:value-type="float">
            <text:p>-0.2543878549119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229962397482999" calcext:value-type="float">
            <text:p>-0.02299623974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37541822554289" calcext:value-type="float">
            <text:p>-0.7375418225542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785981040344" calcext:value-type="float">
            <text:p>1.167859810403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22669162296366" calcext:value-type="float">
            <text:p>-0.9226691622963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95231501781491" calcext:value-type="float">
            <text:p>-0.7952315017814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65317738516369" calcext:value-type="float">
            <text:p>-0.6653177385163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0014400528819" calcext:value-type="float">
            <text:p>-1.900144005288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55484557059142" calcext:value-type="float">
            <text:p>0.2554845570591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23782289299398" calcext:value-type="float">
            <text:p>0.1237822892993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1365097001756" calcext:value-type="float">
            <text:p>1.913650970017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643611302263" calcext:value-type="float">
            <text:p>-1.66436113022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919964927328" calcext:value-type="float">
            <text:p>1.59199649273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4610020368464" calcext:value-type="float">
            <text:p>1.846100203684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822684338987" calcext:value-type="float">
            <text:p>1.88226843389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43554514905805" calcext:value-type="float">
            <text:p>-4.435545149058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64244156322927" calcext:value-type="float">
            <text:p>-0.3642441563229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00152816793097" calcext:value-type="float">
            <text:p>-4.001528167930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7898766612407" calcext:value-type="float">
            <text:p>1.178987666124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4266143673456" calcext:value-type="float">
            <text:p>-1.342661436734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1974114652392" calcext:value-type="float">
            <text:p>-2.019741146523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7482707953775" calcext:value-type="float">
            <text:p>1.974827079537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2436151399457" calcext:value-type="float">
            <text:p>1.8243615139945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03979010323917" calcext:value-type="float">
            <text:p>-0.9039790103239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9397777083428" calcext:value-type="float">
            <text:p>-2.793977770834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26165632784192" calcext:value-type="float">
            <text:p>0.2261656327841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19545848745999" calcext:value-type="float">
            <text:p>-0.7195458487459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6794590023447" calcext:value-type="float">
            <text:p>1.2679459002344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993140533153" calcext:value-type="float">
            <text:p>1.299314053315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5689341089417" calcext:value-type="float">
            <text:p>1.756893410894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7502911737083" calcext:value-type="float">
            <text:p>-1.875029117370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1882028448726" calcext:value-type="float">
            <text:p>1.018820284487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266930498111" calcext:value-type="float">
            <text:p>1.92669304981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16638732650537" calcext:value-type="float">
            <text:p>-0.9166387326505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5351429239666" calcext:value-type="float">
            <text:p>-2.853514292396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95831744491029" calcext:value-type="float">
            <text:p>-0.2958317444910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6896681209792" calcext:value-type="float">
            <text:p>-2.168966812097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72312041817531" calcext:value-type="float">
            <text:p>-0.5723120418175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67417458266354" calcext:value-type="float">
            <text:p>-0.3674174582663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12622512763438" calcext:value-type="float">
            <text:p>-0.1126225127634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5896316689824" calcext:value-type="float">
            <text:p>-1.858963166898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56936908489538" calcext:value-type="float">
            <text:p>0.9569369084895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4684962426723" calcext:value-type="float">
            <text:p>-1.646849624267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62672655988323" calcext:value-type="float">
            <text:p>-0.7626726559883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0433778938285" calcext:value-type="float">
            <text:p>-2.604337789382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1906603728038" calcext:value-type="float">
            <text:p>-1.419066037280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67955755761589" calcext:value-type="float">
            <text:p>-0.3679557557615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81286721332518" calcext:value-type="float">
            <text:p>0.6812867213325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8786661469448" calcext:value-type="float">
            <text:p>-1.0878666146944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46155968859696" calcext:value-type="float">
            <text:p>0.2461559688596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466960129036" calcext:value-type="float">
            <text:p>-2.34669601290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8908156830313" calcext:value-type="float">
            <text:p>-1.289081568303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67453351816088" calcext:value-type="float">
            <text:p>0.2674533518160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84912579918275" calcext:value-type="float">
            <text:p>-0.2849125799182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4994358894539" calcext:value-type="float">
            <text:p>1.949943588945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59213255978655" calcext:value-type="float">
            <text:p>0.8592132559786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5060092120382" calcext:value-type="float">
            <text:p>1.350600921203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38440457820923" calcext:value-type="float">
            <text:p>-0.9384404578209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9755230320994" calcext:value-type="float">
            <text:p>1.297552303209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64856304821286" calcext:value-type="float">
            <text:p>-0.6648563048212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59259118672223" calcext:value-type="float">
            <text:p>0.4592591186722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0855208230984" calcext:value-type="float">
            <text:p>-1.808552082309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2747154040328" calcext:value-type="float">
            <text:p>-1.127471540403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3041034831768" calcext:value-type="float">
            <text:p>-0.630410348317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59025655648573" calcext:value-type="float">
            <text:p>0.1590256556485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85696784388673" calcext:value-type="float">
            <text:p>0.5856967843886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1544859344252" calcext:value-type="float">
            <text:p>1.115448593442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20400231523661" calcext:value-type="float">
            <text:p>-0.8204002315236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24718473032601" calcext:value-type="float">
            <text:p>-5.247184730326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5119018482235" calcext:value-type="float">
            <text:p>1.451190184822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2435819875421" calcext:value-type="float">
            <text:p>-2.524358198754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0695856556221" calcext:value-type="float">
            <text:p>-2.806958565562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05026252539328" calcext:value-type="float">
            <text:p>-0.4050262525393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47955783944819" calcext:value-type="float">
            <text:p>0.5479557839448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2579402531459" calcext:value-type="float">
            <text:p>-2.025794025314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498825414132" calcext:value-type="float">
            <text:p>1.164988254141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2714473787662" calcext:value-type="float">
            <text:p>-2.227144737876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5982882913824" calcext:value-type="float">
            <text:p>-1.659828829138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0591877841846" calcext:value-type="float">
            <text:p>-1.805918778418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4784421131776" calcext:value-type="float">
            <text:p>1.647844211317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4031275123617" calcext:value-type="float">
            <text:p>-1.940312751236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0962554041702" calcext:value-type="float">
            <text:p>-1.709625540417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13849075236682" calcext:value-type="float">
            <text:p>0.7138490752366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96824594992584" calcext:value-type="float">
            <text:p>0.8968245949925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89881245058722" calcext:value-type="float">
            <text:p>-0.1898812450587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5875561007647" calcext:value-type="float">
            <text:p>-0.1587556100764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6274686369963" calcext:value-type="float">
            <text:p>1.962746863699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47771555843565" calcext:value-type="float">
            <text:p>-2.477715558435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2195943387859" calcext:value-type="float">
            <text:p>-1.921959433878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51791908091259" calcext:value-type="float">
            <text:p>-0.2517919080912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3429892952335" calcext:value-type="float">
            <text:p>1.934298929523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7569313367326" calcext:value-type="float">
            <text:p>1.775693133673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75020194641391" calcext:value-type="float">
            <text:p>0.9750201946413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93254505861009" calcext:value-type="float">
            <text:p>-0.2932545058610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1846815004763" calcext:value-type="float">
            <text:p>-1.118468150047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4066281145855" calcext:value-type="float">
            <text:p>-1.640662811458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7854245302518" calcext:value-type="float">
            <text:p>-1.578542453025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4544334999958" calcext:value-type="float">
            <text:p>-1.945443349999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71478079821676" calcext:value-type="float">
            <text:p>0.4714780798216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32748423985863" calcext:value-type="float">
            <text:p>0.9327484239858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05784568891774" calcext:value-type="float">
            <text:p>0.8057845688917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9987164712793" calcext:value-type="float">
            <text:p>-1.099871647127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46811208504342" calcext:value-type="float">
            <text:p>0.8468112085043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4725418785291" calcext:value-type="float">
            <text:p>-1.547254187852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10857191630813" calcext:value-type="float">
            <text:p>0.6108571916308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95869151887295" calcext:value-type="float">
            <text:p>0.2958691518872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5156368765339" calcext:value-type="float">
            <text:p>-2.151563687653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7692112672315" calcext:value-type="float">
            <text:p>1.9769211267231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98510160214066" calcext:value-type="float">
            <text:p>0.1985101602140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3900600762881" calcext:value-type="float">
            <text:p>1.539006007628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7254827286755" calcext:value-type="float">
            <text:p>-1.772548272867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228929002155427" calcext:value-type="float">
            <text:p>0.0228929002155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46444183435458" calcext:value-type="float">
            <text:p>0.2464441834354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38088338552476" calcext:value-type="float">
            <text:p>-0.1380883385524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8286628352567" calcext:value-type="float">
            <text:p>1.482866283525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38168883015194" calcext:value-type="float">
            <text:p>-0.3381688830151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49488348631116" calcext:value-type="float">
            <text:p>-0.94948834863111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66968605583282" calcext:value-type="float">
            <text:p>0.2669686055832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2602365885062" calcext:value-type="float">
            <text:p>-1.426023658850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3458291951453" calcext:value-type="float">
            <text:p>1.6345829195145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37412100996671" calcext:value-type="float">
            <text:p>-0.73741210099667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38084172066599" calcext:value-type="float">
            <text:p>-3.380841720665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32358615846077" calcext:value-type="float">
            <text:p>-0.6323586158460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2267624584409" calcext:value-type="float">
            <text:p>-1.122676245844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75606343089329" calcext:value-type="float">
            <text:p>-0.5756063430893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851874835987" calcext:value-type="float">
            <text:p>1.88518748359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table:style-name="ce1" office:value-type="float" office:value="0.00065824253792357" calcext:value-type="float">
            <text:p>6.58E-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4136883672907" calcext:value-type="float">
            <text:p>-1.341368836729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05991367557807" calcext:value-type="float">
            <text:p>0.7059913675578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2943621015409" calcext:value-type="float">
            <text:p>-1.829436210154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95028808177026" calcext:value-type="float">
            <text:p>-0.8950288081770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36093048635046" calcext:value-type="float">
            <text:p>-0.3360930486350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781338333236" calcext:value-type="float">
            <text:p>-1.87813383332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09052498160391" calcext:value-type="float">
            <text:p>0.2090524981603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0326857894642" calcext:value-type="float">
            <text:p>1.203268578946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8048970052758" calcext:value-type="float">
            <text:p>-1.980489700527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95928644508463" calcext:value-type="float">
            <text:p>0.5959286445084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3559239366672" calcext:value-type="float">
            <text:p>-1.435592393666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65567527093394" calcext:value-type="float">
            <text:p>-5.655675270933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395179615943" calcext:value-type="float">
            <text:p>1.53951796159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6372559128169" calcext:value-type="float">
            <text:p>-1.163725591281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040580203667" calcext:value-type="float">
            <text:p>-1.80405802036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7064442937714" calcext:value-type="float">
            <text:p>-2.170644429377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68813443701169" calcext:value-type="float">
            <text:p>0.2688134437011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88231481669194" calcext:value-type="float">
            <text:p>-0.8882314816691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6645845126377" calcext:value-type="float">
            <text:p>-2.766458451263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6705535503873" calcext:value-type="float">
            <text:p>1.867055355038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3558094379189" calcext:value-type="float">
            <text:p>-2.035580943791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8151466404314" calcext:value-type="float">
            <text:p>-1.881514664043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14713781045215" calcext:value-type="float">
            <text:p>0.41471378104521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5623017275896" calcext:value-type="float">
            <text:p>-1.356230172758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0743173220357" calcext:value-type="float">
            <text:p>1.0074317322035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1784091180025" calcext:value-type="float">
            <text:p>-1.717840911800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0247635994989" calcext:value-type="float">
            <text:p>-2.002476359949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56502967821164" calcext:value-type="float">
            <text:p>0.2565029678211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99002586897298" calcext:value-type="float">
            <text:p>0.2990025868972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58501743697705" calcext:value-type="float">
            <text:p>-0.6585017436977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5883336555906" calcext:value-type="float">
            <text:p>-1.358833365559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4966641816651" calcext:value-type="float">
            <text:p>-1.049666418166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0367068312015" calcext:value-type="float">
            <text:p>1.5036706831201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1788377566165" calcext:value-type="float">
            <text:p>-2.817883775661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4872677184862" calcext:value-type="float">
            <text:p>1.248726771848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3848882358499" calcext:value-type="float">
            <text:p>-1.938488823584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5741190936535" calcext:value-type="float">
            <text:p>1.857411909365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8673286982291" calcext:value-type="float">
            <text:p>-1.386732869822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73172541242" calcext:value-type="float">
            <text:p>1.16731725412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846195281559" calcext:value-type="float">
            <text:p>1.48461952815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7451990470582" calcext:value-type="float">
            <text:p>-1.074519904705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30401260065966" calcext:value-type="float">
            <text:p>-0.1304012600659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2362872155239" calcext:value-type="float">
            <text:p>-1.323628721552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6848585996118" calcext:value-type="float">
            <text:p>1.468485859961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90962774887225" calcext:value-type="float">
            <text:p>-0.7909627748872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4111979449278" calcext:value-type="float">
            <text:p>-1.641119794492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7956452328411" calcext:value-type="float">
            <text:p>-1.779564523284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980451998003" calcext:value-type="float">
            <text:p>1.198045199800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89512554271612" calcext:value-type="float">
            <text:p>-3.8951255427161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9179668562059" calcext:value-type="float">
            <text:p>-1.591796685620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4762699809908" calcext:value-type="float">
            <text:p>-2.7476269980990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733844794711" calcext:value-type="float">
            <text:p>1.07338447947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7410694706042" calcext:value-type="float">
            <text:p>-4.74106947060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2100458456576" calcext:value-type="float">
            <text:p>-1.621004584565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8147533273444" calcext:value-type="float">
            <text:p>-2.081475332734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0231954794609" calcext:value-type="float">
            <text:p>-2.602319547946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74321314160187" calcext:value-type="float">
            <text:p>-0.1743213141601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1368353995097" calcext:value-type="float">
            <text:p>-1.813683539950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9193074715276" calcext:value-type="float">
            <text:p>0.891930747152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9011289770505" calcext:value-type="float">
            <text:p>-1.590112897705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84990185583829" calcext:value-type="float">
            <text:p>-0.3849901855838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128219035605" calcext:value-type="float">
            <text:p>-0.91282190356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08298994444613" calcext:value-type="float">
            <text:p>-0.3082989944446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461577375497" calcext:value-type="float">
            <text:p>1.14615773754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766354156575" calcext:value-type="float">
            <text:p>1.37663541565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41883073173745" calcext:value-type="float">
            <text:p>-0.1418830731737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523254953317047" calcext:value-type="float">
            <text:p>0.0523254953317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90063205889336" calcext:value-type="float">
            <text:p>-2.900632058893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54115793494048" calcext:value-type="float">
            <text:p>0.65411579349404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08579814842295" calcext:value-type="float">
            <text:p>0.1085798148422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1622946796393" calcext:value-type="float">
            <text:p>-1.016229467963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73825778724544" calcext:value-type="float">
            <text:p>-0.2738257787245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4239016149756" calcext:value-type="float">
            <text:p>-2.342390161497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5489814263712" calcext:value-type="float">
            <text:p>-1.9548981426371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84880815487128" calcext:value-type="float">
            <text:p>-0.8848808154871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7418314363521" calcext:value-type="float">
            <text:p>-1.274183143635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1131560771527" calcext:value-type="float">
            <text:p>-2.811315607715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9874749690752" calcext:value-type="float">
            <text:p>-1.098747496907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62083192157704" calcext:value-type="float">
            <text:p>0.1620831921577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501417702895" calcext:value-type="float">
            <text:p>1.55014177028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5376267308098" calcext:value-type="float">
            <text:p>-2.253762673080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299446676078" calcext:value-type="float">
            <text:p>0.72994466760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7740604772418" calcext:value-type="float">
            <text:p>-1.877406047724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63042527539351" calcext:value-type="float">
            <text:p>0.5630425275393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1966085414143" calcext:value-type="float">
            <text:p>0.319660854141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29636268150923" calcext:value-type="float">
            <text:p>0.7296362681509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7064426317995" calcext:value-type="float">
            <text:p>-2.170644263179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3148221995301" calcext:value-type="float">
            <text:p>1.931482219953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31249362153285" calcext:value-type="float">
            <text:p>-5.312493621532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36967347384646" calcext:value-type="float">
            <text:p>0.2369673473846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30695642172701" calcext:value-type="float">
            <text:p>-0.4306956421727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0836108092834" calcext:value-type="float">
            <text:p>-2.208361080928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8471257248177" calcext:value-type="float">
            <text:p>0.184712572481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8149179639074" calcext:value-type="float">
            <text:p>-1.981491796390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74308428543781" calcext:value-type="float">
            <text:p>-4.743084285437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0692881064098" calcext:value-type="float">
            <text:p>-1.406928810640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0724709095641" calcext:value-type="float">
            <text:p>1.4072470909564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5958301954222" calcext:value-type="float">
            <text:p>-1.659583019542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73619984397657" calcext:value-type="float">
            <text:p>0.17361998439765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6336616180162" calcext:value-type="float">
            <text:p>-1.463366161801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32710216849818" calcext:value-type="float">
            <text:p>-0.6327102168498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64466499144019" calcext:value-type="float">
            <text:p>0.6644664991440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5175587241785" calcext:value-type="float">
            <text:p>-1.651755872417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958637197275" calcext:value-type="float">
            <text:p>-0.69586371972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0365159439878" calcext:value-type="float">
            <text:p>-0.803651594398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0315409602937" calcext:value-type="float">
            <text:p>1.103154096029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5081726435288" calcext:value-type="float">
            <text:p>1.650817264352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2214230553842" calcext:value-type="float">
            <text:p>-1.822142305538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30379764065083" calcext:value-type="float">
            <text:p>-5.303797640650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21215673606739" calcext:value-type="float">
            <text:p>-3.212156736067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733478945176" calcext:value-type="float">
            <text:p>0.87334789451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6732411689544" calcext:value-type="float">
            <text:p>1.667324116895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51943715893278" calcext:value-type="float">
            <text:p>-3.519437158932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00977494272933" calcext:value-type="float">
            <text:p>-0.5009774942729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1930134390647" calcext:value-type="float">
            <text:p>-0.2193013439064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5000301368598" calcext:value-type="float">
            <text:p>0.850003013685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02980640998876" calcext:value-type="float">
            <text:p>0.7029806409988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23074218628634" calcext:value-type="float">
            <text:p>-3.230742186286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418121574932826" calcext:value-type="float">
            <text:p>-0.0418121574932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7084101799179" calcext:value-type="float">
            <text:p>-1.0708410179917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888094417625" calcext:value-type="float">
            <text:p>-2.38880944176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17306340291258" calcext:value-type="float">
            <text:p>-0.3173063402912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40450110371231" calcext:value-type="float">
            <text:p>-0.1404501103712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14204507829974" calcext:value-type="float">
            <text:p>-4.142045078299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34016551322525" calcext:value-type="float">
            <text:p>0.4340165513225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2045501644945" calcext:value-type="float">
            <text:p>1.920455016449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44025770795627" calcext:value-type="float">
            <text:p>0.1440257707956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5720488107187" calcext:value-type="float">
            <text:p>1.957204881071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7122854626702" calcext:value-type="float">
            <text:p>1.671228546267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83711198204136" calcext:value-type="float">
            <text:p>-0.1837111982041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1564021329879" calcext:value-type="float">
            <text:p>-2.1156402132987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8847330207152" calcext:value-type="float">
            <text:p>-2.288473302071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4198689628623" calcext:value-type="float">
            <text:p>-1.341986896286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9511866175277" calcext:value-type="float">
            <text:p>-1.995118661752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6884094313998" calcext:value-type="float">
            <text:p>1.468840943139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4092516760868" calcext:value-type="float">
            <text:p>1.240925167608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200583144635" calcext:value-type="float">
            <text:p>1.32005831446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00779052284217" calcext:value-type="float">
            <text:p>-5.007790522842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01529055054511" calcext:value-type="float">
            <text:p>0.5015290550545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81827928418948" calcext:value-type="float">
            <text:p>-0.88182792841894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9922465671218" calcext:value-type="float">
            <text:p>-1.399224656712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6550640220764" calcext:value-type="float">
            <text:p>1.665506402207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3605916436521" calcext:value-type="float">
            <text:p>1.436059164365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8397767948892" calcext:value-type="float">
            <text:p>-1.383977679488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843077534054131" calcext:value-type="float">
            <text:p>-0.0843077534054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6681418806106" calcext:value-type="float">
            <text:p>-0.566814188061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1930253317691" calcext:value-type="float">
            <text:p>-1.619302533176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95306712305398" calcext:value-type="float">
            <text:p>0.3953067123053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4987500215517" calcext:value-type="float">
            <text:p>-1.349875002155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33318535945892" calcext:value-type="float">
            <text:p>-4.333185359458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0956849773356" calcext:value-type="float">
            <text:p>-2.509568497733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1014334137159" calcext:value-type="float">
            <text:p>-1.710143341371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168571024713104" calcext:value-type="float">
            <text:p>0.0168571024713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8757801310058" calcext:value-type="float">
            <text:p>0.187578013100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4062751996352" calcext:value-type="float">
            <text:p>1.340627519963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4228961639324" calcext:value-type="float">
            <text:p>-2.842289616393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1238105441988" calcext:value-type="float">
            <text:p>-2.812381054419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44986504831513" calcext:value-type="float">
            <text:p>-0.9449865048315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6401751580439" calcext:value-type="float">
            <text:p>1.864017515804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34792157764335" calcext:value-type="float">
            <text:p>-0.2347921577643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78195543969635" calcext:value-type="float">
            <text:p>-0.8781955439696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589512480703" calcext:value-type="float">
            <text:p>-1.458951248070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4918323374828" calcext:value-type="float">
            <text:p>-1.549183233748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4121289023493" calcext:value-type="float">
            <text:p>-1.041212890234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95962482870856" calcext:value-type="float">
            <text:p>-0.6959624828708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3077210877585" calcext:value-type="float">
            <text:p>-2.530772108775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4718119791764" calcext:value-type="float">
            <text:p>-2.847181197917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9950927599326" calcext:value-type="float">
            <text:p>-1.799509275993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88274859961309" calcext:value-type="float">
            <text:p>0.6882748599613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6888031862845" calcext:value-type="float">
            <text:p>1.568880318628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69516704876625" calcext:value-type="float">
            <text:p>0.3695167048766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3842373778925" calcext:value-type="float">
            <text:p>-0.338423737789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363110554194" calcext:value-type="float">
            <text:p>1.73631105541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5728611872925" calcext:value-type="float">
            <text:p>-1.657286118729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12511549281358" calcext:value-type="float">
            <text:p>-0.5125115492813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481211777651" calcext:value-type="float">
            <text:p>1.24812117776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15836275814123" calcext:value-type="float">
            <text:p>-0.4158362758141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3908391271661" calcext:value-type="float">
            <text:p>-0.839083912716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1065171992264" calcext:value-type="float">
            <text:p>-3.10651719922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25098639258068" calcext:value-type="float">
            <text:p>-0.1250986392580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0939423012807" calcext:value-type="float">
            <text:p>1.009394230128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0090854082543" calcext:value-type="float">
            <text:p>-1.800908540825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10737895688256" calcext:value-type="float">
            <text:p>0.2107378956882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64404952478707" calcext:value-type="float">
            <text:p>0.1644049524787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1016878824035" calcext:value-type="float">
            <text:p>1.510168788240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3228690599941" calcext:value-type="float">
            <text:p>-1.9322869059994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465353841339" calcext:value-type="float">
            <text:p>1.14653538413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6883006731679" calcext:value-type="float">
            <text:p>-1.3688300673167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7070158051591" calcext:value-type="float">
            <text:p>1.670701580515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74919786041142" calcext:value-type="float">
            <text:p>-4.749197860411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58141732346197" calcext:value-type="float">
            <text:p>0.7581417323461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271166203931" calcext:value-type="float">
            <text:p>-2.02711662039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0213256072349699" calcext:value-type="float">
            <text:p>-0.0021325607234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7800834593934" calcext:value-type="float">
            <text:p>-2.278008345939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1616229017873" calcext:value-type="float">
            <text:p>1.216162290178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6362177060166" calcext:value-type="float">
            <text:p>1.963621770601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21661171711282" calcext:value-type="float">
            <text:p>0.2216611717112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16870781830407" calcext:value-type="float">
            <text:p>-4.168707818304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4513448440609" calcext:value-type="float">
            <text:p>-0.745134484406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20195531434026" calcext:value-type="float">
            <text:p>-0.2201955314340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2057842424137" calcext:value-type="float">
            <text:p>-0.320578424241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7133856135604" calcext:value-type="float">
            <text:p>-1.971338561356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2175310625372" calcext:value-type="float">
            <text:p>1.021753106253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99746619300884" calcext:value-type="float">
            <text:p>0.5997466193008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77925899378505" calcext:value-type="float">
            <text:p>-0.3779258993785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031405054935" calcext:value-type="float">
            <text:p>1.90314050549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37816751890282" calcext:value-type="float">
            <text:p>-0.9378167518902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0780169609954" calcext:value-type="float">
            <text:p>0.707801696099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5396059596531" calcext:value-type="float">
            <text:p>-0.453960595965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2380202933869" calcext:value-type="float">
            <text:p>1.723802029338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513632188651" calcext:value-type="float">
            <text:p>-2.35136321886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2342253498867" calcext:value-type="float">
            <text:p>-1.123422534988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2702591050468" calcext:value-type="float">
            <text:p>-2.227025910504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060858626387" calcext:value-type="float">
            <text:p>1.160608586263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3033137701246" calcext:value-type="float">
            <text:p>-1.630331377012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7408594602427" calcext:value-type="float">
            <text:p>-1.974085946024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93483984952446" calcext:value-type="float">
            <text:p>-0.3934839849524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5250156378486" calcext:value-type="float">
            <text:p>-3.52501563784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3339247653826" calcext:value-type="float">
            <text:p>-3.33392476538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7925842737392" calcext:value-type="float">
            <text:p>1.479258427373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41474883093876" calcext:value-type="float">
            <text:p>-2.414748830938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1450516529268" calcext:value-type="float">
            <text:p>-2.014505165292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51429005325742" calcext:value-type="float">
            <text:p>0.9514290053257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8713879240598" calcext:value-type="float">
            <text:p>1.787138792405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5909404769631" calcext:value-type="float">
            <text:p>-1.059094047696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6682867580763" calcext:value-type="float">
            <text:p>1.366828675807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69369468360613" calcext:value-type="float">
            <text:p>-3.693694683606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09790900642196" calcext:value-type="float">
            <text:p>0.9097909006421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26988113856656" calcext:value-type="float">
            <text:p>0.3269881138566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02418437107026" calcext:value-type="float">
            <text:p>0.2024184371070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2225724406098" calcext:value-type="float">
            <text:p>1.522257244060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2043402491243" calcext:value-type="float">
            <text:p>-1.720434024912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19021422792099" calcext:value-type="float">
            <text:p>-0.4190214227920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02404666623483" calcext:value-type="float">
            <text:p>0.6024046666234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89012658499207" calcext:value-type="float">
            <text:p>0.5890126584992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7852093706065" calcext:value-type="float">
            <text:p>-1.778520937060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44262731796765" calcext:value-type="float">
            <text:p>0.1442627317967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2121671197194" calcext:value-type="float">
            <text:p>1.421216711971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5972434514492" calcext:value-type="float">
            <text:p>1.459724345144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92233176295752" calcext:value-type="float">
            <text:p>-2.922331762957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23341940857682" calcext:value-type="float">
            <text:p>0.5233419408576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333806904046499" calcext:value-type="float">
            <text:p>0.033380690404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1811018446244" calcext:value-type="float">
            <text:p>-1.718110184462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31466636202944" calcext:value-type="float">
            <text:p>-4.314666362029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10474878265597" calcext:value-type="float">
            <text:p>-0.7104748782655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35308481766284" calcext:value-type="float">
            <text:p>-0.9353084817662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94711807560944" calcext:value-type="float">
            <text:p>0.1947118075609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11938837525683" calcext:value-type="float">
            <text:p>-5.119388375256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1679772969595" calcext:value-type="float">
            <text:p>1.616797729695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06153098952188" calcext:value-type="float">
            <text:p>-4.061530989521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86673493711724" calcext:value-type="float">
            <text:p>0.3866734937117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53522516799425" calcext:value-type="float">
            <text:p>-4.535225167994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37755365710443" calcext:value-type="float">
            <text:p>-3.377553657104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09703181166418" calcext:value-type="float">
            <text:p>-3.097031811664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051107712301" calcext:value-type="float">
            <text:p>-0.60511077123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7740082649971" calcext:value-type="float">
            <text:p>1.8774008264997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4215017164731" calcext:value-type="float">
            <text:p>1.842150171647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70952862562322" calcext:value-type="float">
            <text:p>-4.709528625623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5444547148649" calcext:value-type="float">
            <text:p>-2.154445471486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11529063086791" calcext:value-type="float">
            <text:p>-0.1115290630867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3376655215509" calcext:value-type="float">
            <text:p>1.433766552155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6119823543911" calcext:value-type="float">
            <text:p>-2.561198235439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1123774807467" calcext:value-type="float">
            <text:p>1.811237748074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06914979443205" calcext:value-type="float">
            <text:p>-0.6069149794432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7846081019499" calcext:value-type="float">
            <text:p>-1.478460810194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27101183055951" calcext:value-type="float">
            <text:p>-0.2271011830559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77168546991387" calcext:value-type="float">
            <text:p>-3.771685469913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0308624029883" calcext:value-type="float">
            <text:p>0.503086240298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1639282534309" calcext:value-type="float">
            <text:p>-1.816392825343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5369645337537" calcext:value-type="float">
            <text:p>1.353696453375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40842048102863" calcext:value-type="float">
            <text:p>0.8408420481028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63509809131376" calcext:value-type="float">
            <text:p>-0.7635098091313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1395931603752" calcext:value-type="float">
            <text:p>-1.113959316037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4051550054421" calcext:value-type="float">
            <text:p>-5.40515500544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1083155169021" calcext:value-type="float">
            <text:p>1.110831551690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28726158923" calcext:value-type="float">
            <text:p>-2.5287261589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8985214219296" calcext:value-type="float">
            <text:p>1.189852142192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44710353343702" calcext:value-type="float">
            <text:p>-0.6447103533437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8190231969326" calcext:value-type="float">
            <text:p>-2.781902319693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79248384463445" calcext:value-type="float">
            <text:p>-0.7792483844634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6923653601347" calcext:value-type="float">
            <text:p>-2.0692365360134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6701017790373" calcext:value-type="float">
            <text:p>1.267010177903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9324020071724" calcext:value-type="float">
            <text:p>1.793240200717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87431300226971" calcext:value-type="float">
            <text:p>-0.38743130022697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0440980431176" calcext:value-type="float">
            <text:p>1.604409804311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8595661965119" calcext:value-type="float">
            <text:p>1.685956619651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6600670445507" calcext:value-type="float">
            <text:p>-2.366006704455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02010067688154" calcext:value-type="float">
            <text:p>-5.020100676881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8711022220349" calcext:value-type="float">
            <text:p>-1.987110222203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56658159615091" calcext:value-type="float">
            <text:p>-0.6566581596150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2359074574514" calcext:value-type="float">
            <text:p>-1.623590745745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8086480002686" calcext:value-type="float">
            <text:p>-2.580864800026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08177396250517" calcext:value-type="float">
            <text:p>-0.6081773962505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5196046390816" calcext:value-type="float">
            <text:p>1.0519604639081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6822516472329" calcext:value-type="float">
            <text:p>-1.068225164723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58330473366914" calcext:value-type="float">
            <text:p>-5.583304733669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49618049087066" calcext:value-type="float">
            <text:p>0.1496180490870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1791648139894" calcext:value-type="float">
            <text:p>-1.117916481398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02805756336432" calcext:value-type="float">
            <text:p>0.2028057563364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5402755934471" calcext:value-type="float">
            <text:p>-1.9540275593447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3549924580311" calcext:value-type="float">
            <text:p>-2.135499245803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2059175696" calcext:value-type="float">
            <text:p>-2.620591756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4563242387491" calcext:value-type="float">
            <text:p>-2.345632423874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93699057249097" calcext:value-type="float">
            <text:p>0.9936990572490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96015934543806" calcext:value-type="float">
            <text:p>-0.5960159345438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62336166370263" calcext:value-type="float">
            <text:p>0.6623361663702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02255775107944" calcext:value-type="float">
            <text:p>0.8022557751079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14995299065994" calcext:value-type="float">
            <text:p>0.2149952990659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77033898569991" calcext:value-type="float">
            <text:p>-0.3770338985699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3745963223422" calcext:value-type="float">
            <text:p>-2.037459632234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4145061299556" calcext:value-type="float">
            <text:p>-1.241450612995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480135657355738" calcext:value-type="float">
            <text:p>0.0480135657355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146500660780378" calcext:value-type="float">
            <text:p>-0.0146500660780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941247095601758" calcext:value-type="float">
            <text:p>-0.0941247095601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57000874317356" calcext:value-type="float">
            <text:p>-0.3570008743173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2207973786237" calcext:value-type="float">
            <text:p>-2.522079737862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8002375175501" calcext:value-type="float">
            <text:p>1.280023751755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1056324790877" calcext:value-type="float">
            <text:p>-2.510563247908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30373200572902" calcext:value-type="float">
            <text:p>0.5303732005729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9390416504539" calcext:value-type="float">
            <text:p>1.493904165045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3513835012686" calcext:value-type="float">
            <text:p>1.035138350126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137535015361" calcext:value-type="float">
            <text:p>1.161375350153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5601867148127" calcext:value-type="float">
            <text:p>1.556018671481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3208127456762" calcext:value-type="float">
            <text:p>-0.932081274567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3590376532035" calcext:value-type="float">
            <text:p>-1.735903765320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66320048845083" calcext:value-type="float">
            <text:p>-0.1663200488450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382482275545" calcext:value-type="float">
            <text:p>1.03824822755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77786318244995" calcext:value-type="float">
            <text:p>0.2777863182449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26170399766692" calcext:value-type="float">
            <text:p>-3.261703997666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2643658090341" calcext:value-type="float">
            <text:p>1.0264365809034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9664266199753" calcext:value-type="float">
            <text:p>-2.3966426619975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31315474257377" calcext:value-type="float">
            <text:p>-0.9313154742573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20806469658962" calcext:value-type="float">
            <text:p>0.3208064696589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6181230783435" calcext:value-type="float">
            <text:p>-4.61812307834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3084505210485" calcext:value-type="float">
            <text:p>1.530845052104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4644117065773" calcext:value-type="float">
            <text:p>1.446441170657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4192051787649" calcext:value-type="float">
            <text:p>1.641920517876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3431408447454" calcext:value-type="float">
            <text:p>-1.834314084474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73686555728044" calcext:value-type="float">
            <text:p>-0.8736865557280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9901664434646" calcext:value-type="float">
            <text:p>-1.999016644346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89852282872614" calcext:value-type="float">
            <text:p>-0.4898522828726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0487038303516" calcext:value-type="float">
            <text:p>-1.5048703830351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0707331020467" calcext:value-type="float">
            <text:p>-2.707073310204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6714798051289" calcext:value-type="float">
            <text:p>-2.367147980512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374209925529" calcext:value-type="float">
            <text:p>-2.03742099255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64193056335643" calcext:value-type="float">
            <text:p>-0.3641930563356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45136263510305" calcext:value-type="float">
            <text:p>-0.6451362635103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6073606024242" calcext:value-type="float">
            <text:p>1.960736060242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7879750507697" calcext:value-type="float">
            <text:p>1.478797505076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84771587720146" calcext:value-type="float">
            <text:p>0.1847715877201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4691180754402" calcext:value-type="float">
            <text:p>1.546911807544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0638749088344" calcext:value-type="float">
            <text:p>-2.806387490883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990370261398" calcext:value-type="float">
            <text:p>-1.2990370261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0:55:23.595000000</meta:creation-date>
    <dc:date>2021-03-02T11:17:59.994000000</dc:date>
    <meta:editing-duration>PT2M12S</meta:editing-duration>
    <meta:editing-cycles>1</meta:editing-cycles>
    <meta:document-statistic meta:table-count="1" meta:cell-count="2002" meta:object-count="2"/>
    <meta:generator>LibreOffice/7.1.0.3$Windows_X86_64 LibreOffice_project/f6099ecf3d29644b5008cc8f48f42f4a40986e4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1.A1:Arkusz1.A1000" svg:x="0.32cm" svg:y="0.18cm" svg:width="12.323cm" svg:height="8.64cm">
          <chart:coordinate-region svg:x="0.862cm" svg:y="0.379cm" svg:width="11.7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A1:Arkusz1.A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39059619124406">
                <text:p>-2.39059619124406</text:p>
                <draw:g>
                  <svg:desc>Arkusz1.A1:Arkusz1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99666112969519">
                <text:p>1.996661129695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1.K1:Arkusz1.K1000" svg:x="0.32cm" svg:y="0.18cm" svg:width="12.323cm" svg:height="8.64cm">
          <chart:coordinate-region svg:x="0.862cm" svg:y="0.379cm" svg:width="11.7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K1:Arkusz1.K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878573161482">
                <text:p>1.8878573161482</text:p>
                <draw:g>
                  <svg:desc>Arkusz1.K1:Arkusz1.K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0076932365175">
                <text:p>-1.90076932365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3525799501767">
                <text:p>-1.03525799501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3130834716996">
                <text:p>1.53130834716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03232957125563">
                <text:p>-4.03232957125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8807913272847">
                <text:p>0.498807913272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92922420286502">
                <text:p>-0.592922420286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45938600777032">
                <text:p>-0.645938600777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39369412762765">
                <text:p>-0.239369412762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35699266623085">
                <text:p>-0.935699266623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2312867558025">
                <text:p>-1.02312867558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315186370034">
                <text:p>0.45315186370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4390998525425">
                <text:p>0.654390998525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2426949454334">
                <text:p>1.32426949454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7301364117668">
                <text:p>0.147301364117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05561398985497">
                <text:p>-2.05561398985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5096346883065">
                <text:p>-1.05096346883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5113076883774">
                <text:p>1.85113076883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3146016825795">
                <text:p>0.233146016825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983303230162">
                <text:p>1.42983303230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6261189024724">
                <text:p>-1.9626118902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4995148983729">
                <text:p>1.94995148983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6869982640615">
                <text:p>0.926869982640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0834266145383">
                <text:p>-3.0834266145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08883895728282">
                <text:p>-0.208883895728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67875542768138">
                <text:p>-1.67875542768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0319835729645">
                <text:p>1.9031983572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2912499407408">
                <text:p>0.812912499407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4914533372263">
                <text:p>0.2049145333722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189604750223">
                <text:p>1.91896047502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1633824694782">
                <text:p>0.6416338246947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1849499364702">
                <text:p>1.418494993647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4859233735888">
                <text:p>1.74859233735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13696007223835">
                <text:p>-4.13696007223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6173618933113">
                <text:p>1.26173618933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1255208072731">
                <text:p>0.171255208072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6243897416844">
                <text:p>-1.56243897416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2663220434356">
                <text:p>0.0382663220434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69625233523496">
                <text:p>-0.669625233523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50320698134106">
                <text:p>-1.50320698134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97652593546021">
                <text:p>-2.97652593546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8774731169986">
                <text:p>0.0387747311699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6992056644323">
                <text:p>-1.06992056644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71562693807966">
                <text:p>0.0971562693807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44449331556476">
                <text:p>-1.44449331556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7024651342159">
                <text:p>1.47024651342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47260250006272">
                <text:p>-2.472602500062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87166625641473">
                <text:p>0.6871666256414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5894795680179">
                <text:p>-5.15894795680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91617898896198">
                <text:p>0.291617898896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45975174572519">
                <text:p>-2.45975174572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3985046426492">
                <text:p>0.813985046426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86877114847823">
                <text:p>-3.868771148478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82474878294825">
                <text:p>-1.82474878294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20892324219347">
                <text:p>-0.120892324219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1513651482987">
                <text:p>-0.4415136514829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93603135188806">
                <text:p>-2.93603135188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24405441823669">
                <text:p>-2.24405441823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1038691377495">
                <text:p>0.3510386913774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98701768506347">
                <text:p>0.03987017685063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26638279270999">
                <text:p>-2.26638279270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98544885018384">
                <text:p>-1.98544885018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66198162461792">
                <text:p>-2.66198162461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71206209085636">
                <text:p>0.4712062090856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15529802980413">
                <text:p>-2.15529802980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7126593010462">
                <text:p>-1.7126593010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77608323952474">
                <text:p>-2.77608323952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35340482699541">
                <text:p>-0.2353404826995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6930237931407">
                <text:p>0.8369302379314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38474203600409">
                <text:p>-1.384742036004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9169865629998">
                <text:p>0.95916986562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3087839920192">
                <text:p>1.93087839920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36465752282">
                <text:p>1.436465752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2689494860024">
                <text:p>1.026894948600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29162970537493">
                <text:p>0.04291629705374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45973949104763">
                <text:p>-1.45973949104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4400591702928">
                <text:p>0.74400591702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64877411233062">
                <text:p>-0.164877411233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81908607912272">
                <text:p>-3.819086079122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11004157324838">
                <text:p>-1.110041573248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4515728412597">
                <text:p>1.545157284125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48067988833659">
                <text:p>-2.480679888336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99807553677977">
                <text:p>-2.998075536779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2558450841897">
                <text:p>0.1425584508418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82210432561237">
                <text:p>-2.822104325612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9862351824832">
                <text:p>1.298623518248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60203874704837">
                <text:p>-0.260203874704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53955579331832">
                <text:p>-0.8539555793318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54729115399044">
                <text:p>-2.54729115399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5723024504574">
                <text:p>1.45723024504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61114225672735">
                <text:p>-0.6611142256727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52591061863398">
                <text:p>-0.452591061863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7744845844279">
                <text:p>0.3677448458442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44973560271365">
                <text:p>-1.449735602713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0910866611595">
                <text:p>-0.960910866611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84113281085033">
                <text:p>-1.841132810850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8430545580273">
                <text:p>1.684305455802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95941335975701">
                <text:p>-2.959413359757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35063105693212">
                <text:p>-1.350631056932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9378650277535">
                <text:p>1.393786502775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5881496757451">
                <text:p>0.3458814967574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558956241556">
                <text:p>1.8558956241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3352516118419">
                <text:p>-0.333525161184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498119094523">
                <text:p>0.104498119094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99174974739836">
                <text:p>-0.6991749747398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52290337628545">
                <text:p>0.9522903376285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51110620154981">
                <text:p>-1.511106201549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.51946923260863">
                <text:p>-3.519469232608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85540475968771">
                <text:p>0.7855404759687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5119549585986">
                <text:p>0.751195495859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40939835313319">
                <text:p>0.240939835313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18170377362724">
                <text:p>-0.3181703773627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1419090553035">
                <text:p>1.61419090553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67396046044533">
                <text:p>0.667396046044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.56752558376902">
                <text:p>-4.567525583769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5246350546444">
                <text:p>-0.552463505464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82083482705463">
                <text:p>-1.820834827054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1918692976934">
                <text:p>1.219186929769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5905982364265">
                <text:p>1.859059823642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33993348033529">
                <text:p>-1.339933480335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2678517133809">
                <text:p>1.42678517133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80017029063224">
                <text:p>-3.80017029063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25573523386198">
                <text:p>-1.255735233861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7209466620222">
                <text:p>1.272094666202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39214585407153">
                <text:p>-1.392145854071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91798418032102">
                <text:p>0.4917984180321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34103944244601">
                <text:p>-2.34103944244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510067462895">
                <text:p>1.35100674628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72828155720118">
                <text:p>-1.728281557201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30465952588795">
                <text:p>0.9304659525887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36409689254395">
                <text:p>-0.236409689254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41948521214525">
                <text:p>0.6419485212145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8153574458152">
                <text:p>1.181535744581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67216908950245">
                <text:p>-1.672169089502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15938916819528">
                <text:p>-2.159389168195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2041878116387">
                <text:p>0.4320418781163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8489952504646">
                <text:p>0.1784899525046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27257637030161">
                <text:p>-3.272576370301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90152308432194">
                <text:p>-1.901523084321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6061187578771">
                <text:p>1.66061187578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01265593245274">
                <text:p>-3.012655932452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96551805554697">
                <text:p>-1.965518055546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0369176019596">
                <text:p>-2.03691760195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6294941396957">
                <text:p>-1.562949413969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21125674473475">
                <text:p>-2.21125674473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623352212910062">
                <text:p>-0.6233522129100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0106442542238">
                <text:p>0.420106442542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659921332086397">
                <text:p>0.06599213320863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19623650206331">
                <text:p>-1.196236502063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22003780343208">
                <text:p>-1.220037803432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6652501886682">
                <text:p>1.766525018866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363205084099702">
                <text:p>-0.3632050840997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6065815312455">
                <text:p>-1.860658153124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73485618918279">
                <text:p>-0.1734856189182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5.51637785988252">
                <text:p>-5.51637785988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64970309365742">
                <text:p>0.8649703093657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17276245207603">
                <text:p>-1.172762452076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754580311150543">
                <text:p>-0.07545803111505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45734179413319">
                <text:p>-4.457341794133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16532011992794">
                <text:p>0.5165320119927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36454418013904">
                <text:p>0.8364544180139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6905812513236">
                <text:p>1.269058125132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0240391863913">
                <text:p>1.702403918639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648433578054772">
                <text:p>-0.6484335780547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4795169909963">
                <text:p>1.74795169909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226188271465277">
                <text:p>-0.002261882714652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07747962551356">
                <text:p>0.4077479625513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791090682325148">
                <text:p>-0.7910906823251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756587827924298">
                <text:p>-0.07565878279242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0504840068731">
                <text:p>-1.05048400687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65115656549699">
                <text:p>0.9651156565496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95975115097798">
                <text:p>1.959751150977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668625669730261">
                <text:p>-0.6686256697302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72148825879625">
                <text:p>-2.72148825879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2341221881713">
                <text:p>1.823412218817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15727283021221">
                <text:p>0.9157272830212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26398992820058">
                <text:p>-1.263989928200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54747067673862">
                <text:p>-3.547470676738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07611686477008">
                <text:p>-2.07611686477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2562678155283">
                <text:p>0.162562678155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12698589581954">
                <text:p>0.5126985895819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80549310019102">
                <text:p>-1.805493100191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.52804700985487">
                <text:p>-3.52804700985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958074669764284">
                <text:p>-0.9580746697642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250264165133736">
                <text:p>-0.2502641651337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2383382381781">
                <text:p>1.523833823817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51983030595937">
                <text:p>-1.519830305959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87251068389515">
                <text:p>-2.872510683895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754462819712">
                <text:p>1.77544628197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03635982579127">
                <text:p>-2.03635982579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4004024434452">
                <text:p>-3.40040244344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923215844968523">
                <text:p>-0.9232158449685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6918620866099">
                <text:p>-3.69186208660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26693120841619">
                <text:p>0.08266931208416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08604432431713">
                <text:p>-1.086044324317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5744444882595">
                <text:p>1.357444448825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.54163497238424">
                <text:p>-3.541634972384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.96959768247625">
                <text:p>-3.96959768247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364097709724">
                <text:p>-1.3640977097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292025592261425">
                <text:p>-0.2920255922614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8116201186875">
                <text:p>1.18116201186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.48720198247507">
                <text:p>-2.487201982475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70055605334602">
                <text:p>-1.700556053346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.15546184847908">
                <text:p>-2.155461848479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84163088561631">
                <text:p>-1.841630885616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68782440692167">
                <text:p>0.6687824406921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23363623987256">
                <text:p>-2.233636239872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84200547628888">
                <text:p>-0.1842005476288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391950693095063">
                <text:p>-0.3919506930950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91363715197426">
                <text:p>-1.913637151974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73194697532993">
                <text:p>-1.731946975329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7891921538339">
                <text:p>1.878919215383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394824487801744">
                <text:p>-0.03948244878017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90694036882021">
                <text:p>-0.1906940368820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36828409459872">
                <text:p>0.5368284094598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81848262777555">
                <text:p>1.818482627775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.1399482384013">
                <text:p>-4.13994823840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19698760867063">
                <text:p>0.8196987608670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291835449877368">
                <text:p>-0.2918354498773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85071375284661">
                <text:p>-1.850713752846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1800991494005">
                <text:p>0.2218009914940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.938761168114">
                <text:p>-4.9387611681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372394171898995">
                <text:p>-0.03723941718989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15052596566911">
                <text:p>-1.150525965669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5903085263532">
                <text:p>0.55903085263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97024377205793">
                <text:p>-0.1970243772057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8341088879404">
                <text:p>1.683410888794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87169354941932">
                <text:p>-1.871693549419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8871854133956">
                <text:p>-1.88718541339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932486981488">
                <text:p>1.89324869814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56561088092493">
                <text:p>-1.565610880924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46205427948456">
                <text:p>-1.462054279484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62047167847404">
                <text:p>-1.620471678474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1991618060199">
                <text:p>1.819916180601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19261522585784">
                <text:p>-1.192615225857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261363935926874">
                <text:p>-0.2613639359268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36426233789113">
                <text:p>-0.1364262337891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89957531431531">
                <text:p>-1.899575314315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1103892724448">
                <text:p>1.111038927244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5318139950562">
                <text:p>1.453181399505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982569826057325">
                <text:p>-0.9825698260573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.01884781877204">
                <text:p>-2.018847818772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.58383427809654">
                <text:p>-5.583834278096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4636355825197">
                <text:p>1.446363558251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758997420222032">
                <text:p>-0.7589974202220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26465436410128">
                <text:p>0.5264654364101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4759611951578">
                <text:p>1.64759611951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60630809523789">
                <text:p>-0.606308095237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1851302496014">
                <text:p>1.218513024960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649349703396204">
                <text:p>-0.6493497033962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8273454465807">
                <text:p>1.582734544658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1182632781232">
                <text:p>0.2511826327812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27624651242251">
                <text:p>-1.276246512422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6083060664688">
                <text:p>1.060830606646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4187087484638">
                <text:p>1.41870874846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.05045652121613">
                <text:p>-2.050456521216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832059765005483">
                <text:p>-0.8320597650054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626761047037572">
                <text:p>-0.6267610470375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20207147044716">
                <text:p>0.7202071470447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663050920303918">
                <text:p>0.0663050920303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.64015807973099">
                <text:p>-2.640158079730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4727983096053">
                <text:p>1.747279830960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939820756913203">
                <text:p>-0.09398207569132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79940719471382">
                <text:p>0.6799407194713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626100410434934">
                <text:p>-0.6261004104349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.58202003570575">
                <text:p>-2.582020035705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.49523814239402">
                <text:p>-2.495238142394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331226267690818">
                <text:p>-0.3312262676908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12092965279126">
                <text:p>-3.120929652791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1441895679235">
                <text:p>1.814418956792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52535882596821">
                <text:p>-1.525358825968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2831808177773">
                <text:p>-1.28318081777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67588127965677">
                <text:p>-3.675881279656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7852370165334">
                <text:p>1.578523701653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9514689875243">
                <text:p>-1.95146898752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.00529414883032">
                <text:p>-2.005294148830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99081979749085">
                <text:p>0.0990819797490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76944632389371">
                <text:p>-2.76944632389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28096206201952">
                <text:p>-0.1280962062019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98927996367688">
                <text:p>0.4989279963676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781726835584349">
                <text:p>-0.7817268355843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34269767883372">
                <text:p>-1.342697678833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8638515157625">
                <text:p>1.48638515157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10786895008033">
                <text:p>0.7107868950080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54352062404876">
                <text:p>-0.2543520624048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11390759506945">
                <text:p>-1.113907595069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.72529294669822">
                <text:p>-2.725292946698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.33102244304136">
                <text:p>-2.331022443041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20224338014832">
                <text:p>0.6202243380148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.35683712987515">
                <text:p>-3.356837129875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65505716842291">
                <text:p>0.5655057168422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26420554021638">
                <text:p>1.264205540216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58029879823468">
                <text:p>-1.580298798234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5251204939051">
                <text:p>-1.52512049390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49323318076551">
                <text:p>0.9493233180765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389307045502612">
                <text:p>-0.3893070455026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85474178076966">
                <text:p>0.8854741780769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6656388024408">
                <text:p>1.66563880244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891865824744667">
                <text:p>-0.891865824744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4995900703263">
                <text:p>1.04995900703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2322794233574">
                <text:p>1.223227942335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9440319380636">
                <text:p>0.794403193806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.01097406602591">
                <text:p>-3.010974066025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406277755288285">
                <text:p>-0.04062777552882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66795682240132">
                <text:p>1.667956822401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14745012751651">
                <text:p>-0.147450127516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398898706440344">
                <text:p>-0.3988987064403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49058273135217">
                <text:p>0.7490582731352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206469830459926">
                <text:p>-0.2064698304599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.85481610107254">
                <text:p>-4.854816101072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.19340919469569">
                <text:p>-3.193409194695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47292593548283">
                <text:p>-1.472925935482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54656997990088">
                <text:p>0.4546569979900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523585596092234">
                <text:p>-0.5235855960922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76364295567327">
                <text:p>-1.763642955673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62222118964274">
                <text:p>1.622221189642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.16565282554312">
                <text:p>-2.165652825543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.06781603330089">
                <text:p>-2.067816033300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87750374884826">
                <text:p>0.5877503748848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659981889794304">
                <text:p>-0.6599818897943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.88703325818736">
                <text:p>-2.887033258187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62772976899134">
                <text:p>0.4627729768991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49845145607609">
                <text:p>0.7498451456076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.14367185139675">
                <text:p>-2.143671851396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4.53283864901036">
                <text:p>-4.532838649010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37273972805596">
                <text:p>1.372739728055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28953560370299">
                <text:p>0.8289535603702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8362389134104">
                <text:p>1.083623891341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.89993252020055">
                <text:p>-4.899932520200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35697382831254">
                <text:p>-1.356973828312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99185027205125">
                <text:p>-1.99185027205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96094648856013">
                <text:p>0.4960946488560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14357813726802">
                <text:p>0.8143578137268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20167119986645">
                <text:p>1.201671199866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6250358195235">
                <text:p>-1.62503581952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9234719611684">
                <text:p>1.492347196116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70990489577278">
                <text:p>0.4709904895772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22021859620632">
                <text:p>0.4220218596206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22552318248703">
                <text:p>1.225523182487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959243716802361">
                <text:p>-0.9592437168023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82932013127966">
                <text:p>0.03829320131279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.86289433841753">
                <text:p>-2.862894338417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26752123623693">
                <text:p>0.8267521236236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.13386537764109">
                <text:p>-3.133865377641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497426038275526">
                <text:p>-0.4974260382755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3085277131623">
                <text:p>-1.330852771316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9944783184649">
                <text:p>1.199447831846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83186553781328">
                <text:p>-0.1831865537813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71811232509155">
                <text:p>1.718112325091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34079321802103">
                <text:p>0.4340793218021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.37296804271774">
                <text:p>-2.372968042717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.9332097869513">
                <text:p>-2.93320978695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61180200217517">
                <text:p>-1.611802002175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31420779461242">
                <text:p>-0.0314207794612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87480136200866">
                <text:p>0.9874801362008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.8939867090033">
                <text:p>-2.89398670900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.60914495023268">
                <text:p>-4.609144950232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9930339337526">
                <text:p>1.099303393375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17491628862378">
                <text:p>-1.174916288623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610178054493398">
                <text:p>-0.6101780544933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56147442910886">
                <text:p>0.7561474429108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81476796336306">
                <text:p>0.9814767963363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.80038942252026">
                <text:p>-3.800389422520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8124157280307">
                <text:p>1.81241572803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42413134514197">
                <text:p>-1.424131345141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650809817427633">
                <text:p>0.06508098174276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95648716968511">
                <text:p>0.001956487169685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956563861306062">
                <text:p>-0.9565638613060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91663706612161">
                <text:p>-1.916637066121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.34510931148011">
                <text:p>-2.345109311480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444693699725929">
                <text:p>0.004446936997259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6471393707972">
                <text:p>1.64713937079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77779284129301">
                <text:p>-1.777792841293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08431241085525">
                <text:p>-1.084312410855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9104301528568">
                <text:p>-1.591043015285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04487371418549">
                <text:p>-1.044873714185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6196270709404">
                <text:p>0.1161962707094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3.87132001710934">
                <text:p>-3.871320017109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02596692500956">
                <text:p>-2.025966925009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57703287153209">
                <text:p>-1.577032871532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73702762144606">
                <text:p>-2.737027621446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7016151793129">
                <text:p>-1.70161517931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11099971047866">
                <text:p>-1.110999710478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45552359339945">
                <text:p>0.3455523593399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66410079759769">
                <text:p>-2.664100797597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43255915831978">
                <text:p>1.432559158319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00720350602785302">
                <text:p>-0.0007203506027853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2238328480078">
                <text:p>1.522383284800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64904859917755">
                <text:p>-1.649048599177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965790005187985">
                <text:p>0.09657900051879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0761455674281">
                <text:p>1.907614556742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5157903968055">
                <text:p>1.551579039680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85526575397697">
                <text:p>0.1855265753976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06695035482531">
                <text:p>-1.066950354825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38150970250629">
                <text:p>1.381509702506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18206157059124">
                <text:p>-1.182061570591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08816148151895">
                <text:p>-2.088161481518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36163501609025">
                <text:p>0.7361635016090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41167083157718">
                <text:p>0.4411670831577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.55510813800066">
                <text:p>-2.555108138000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.12999745344754">
                <text:p>-2.129997453447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54541009480665">
                <text:p>0.4545410094806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353757042862">
                <text:p>1.03537570428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603411992927526">
                <text:p>-0.6034119929275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77465218961433">
                <text:p>0.4774652189614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66214022127068">
                <text:p>1.662140221270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.18268704453695">
                <text:p>-2.182687044536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23945222070756">
                <text:p>-1.239452220707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3403537409744">
                <text:p>1.534035374097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.18226750525201">
                <text:p>-2.182267505252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46892326739906">
                <text:p>1.468923267399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2230117662517">
                <text:p>-1.22301176625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645922194721338">
                <text:p>-0.6459221947213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9532784210251">
                <text:p>1.595327842102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907015256401453">
                <text:p>0.09070152564014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15907036224263">
                <text:p>1.159070362242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.18589879533221">
                <text:p>-2.185898795332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16583116361817">
                <text:p>1.165831163618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94886364414533">
                <text:p>0.5948863644145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700696901781">
                <text:p>1.387006969017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07743332715881">
                <text:p>-1.077433327158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19660690731383">
                <text:p>0.6196606907313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27009288798924">
                <text:p>1.270092887989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788423528634919">
                <text:p>-0.7884235286349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15662742400135">
                <text:p>0.2156627424001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30578559803009">
                <text:p>0.4305785598030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15835581226179">
                <text:p>-1.158355812261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3812386308302">
                <text:p>1.338123863083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2881034029434">
                <text:p>0.828810340294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5440892341461">
                <text:p>1.454408923414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7289355370093">
                <text:p>0.172893553700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.47885515903124">
                <text:p>-2.478855159031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8701048152714">
                <text:p>1.087010481527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4789380406684">
                <text:p>1.947893804066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803300802778096">
                <text:p>-0.8033008027780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55092054113134">
                <text:p>0.1550920541131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56151676368383">
                <text:p>0.6561516763683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97910720618695">
                <text:p>0.3979107206186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4.63717413513049">
                <text:p>-4.637174135130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65621903484297">
                <text:p>-1.656219034842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18860386847037">
                <text:p>-1.188603868470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3.50394450930987">
                <text:p>-3.503944509309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.17778862522333">
                <text:p>-2.17778862522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60083102912377">
                <text:p>1.600831029123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09036155295184">
                <text:p>-1.090361552951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90313808417186">
                <text:p>-1.903138084171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353234919800339">
                <text:p>-0.3532349198003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31860410323272">
                <text:p>-0.318604103232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31887041505213">
                <text:p>0.1318870415052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585832921242922">
                <text:p>-0.5858329212429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82513472303682">
                <text:p>1.825134723036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4192495189774">
                <text:p>-1.41924951897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54596268123179">
                <text:p>-1.545962681231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4.74619733247629">
                <text:p>-4.746197332476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80693851911127">
                <text:p>0.8806938519111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0904625570731">
                <text:p>1.209046255707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86228681280233">
                <text:p>1.862286812802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.64925787084981">
                <text:p>-2.649257870849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21112700494177">
                <text:p>0.6211127004941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51184938084113">
                <text:p>0.6511849380841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88767340576603">
                <text:p>1.887673405766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45982096456485">
                <text:p>0.3459820964564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284104922713508">
                <text:p>-0.2841049227135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.22719877766272">
                <text:p>-2.227198777662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42895386449599">
                <text:p>1.428953864495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.13497353894268">
                <text:p>-2.134973538942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.29974118799914">
                <text:p>-3.299741187999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07210819913691">
                <text:p>1.072108199136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.65748825409947">
                <text:p>-3.657488254099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0354366821051">
                <text:p>1.903543668210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77157480872986">
                <text:p>0.5771574808729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355900106003641">
                <text:p>-0.3559001060036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25970382444665">
                <text:p>-0.4259703824446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.74556505762932">
                <text:p>-2.745565057629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14374254829196">
                <text:p>1.143742548291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408550067668009">
                <text:p>-0.4085500676680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84385059181688">
                <text:p>0.8843850591816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.39045844941583">
                <text:p>-2.390458449415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5504694854368">
                <text:p>1.955046948543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3.52514549331593">
                <text:p>-3.525145493315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67714830196708">
                <text:p>0.6677148301967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4.48614186071154">
                <text:p>-4.486141860711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.525782541137">
                <text:p>-2.5257825411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858674232992828">
                <text:p>-0.8586742329928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16734348689669">
                <text:p>0.5167343486896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.05065305997715">
                <text:p>-5.050653059977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43212380754001">
                <text:p>-1.43212380754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57670056466964">
                <text:p>0.6576700564669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8512375113692">
                <text:p>1.585123751136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73680656531029">
                <text:p>0.673680656531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46012870514934">
                <text:p>-1.460128705149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5.37054408675011">
                <text:p>-5.370544086750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51529586738485">
                <text:p>0.1515295867384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26567012826555">
                <text:p>-1.265670128265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12759821501957">
                <text:p>1.127598215019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973194015945816">
                <text:p>-0.9731940159458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630907582408505">
                <text:p>-0.6309075824085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90697054641885">
                <text:p>0.3906970546418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19057377312844">
                <text:p>-1.190573773128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45927782983902">
                <text:p>1.459277829839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4935858560048">
                <text:p>1.649358585600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1201642972619">
                <text:p>1.012016429726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84832803016756">
                <text:p>0.5848328030167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.50123190957435">
                <text:p>-2.501231909574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3.00267371432277">
                <text:p>-3.002673714322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54858147759799">
                <text:p>-1.548581477597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41674507968023">
                <text:p>-1.416745079680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.66208491702601">
                <text:p>-2.662084917026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79424064362865">
                <text:p>-1.794240643628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2.69790042876412">
                <text:p>-2.697900428764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96618295713514">
                <text:p>0.7966182957135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8285623421323">
                <text:p>0.382856234213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2.58579444231033">
                <text:p>-2.585794442310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.20882010492718">
                <text:p>-3.208820104927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.54631818954859">
                <text:p>-1.546318189548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404094358090196">
                <text:p>-0.4040943580901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0811196251805">
                <text:p>1.08111962518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85880884099372">
                <text:p>-1.858808840993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254387854911901">
                <text:p>-0.2543878549119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229962397482999">
                <text:p>-0.02299623974829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737541822554289">
                <text:p>-0.7375418225542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16785981040344">
                <text:p>1.167859810403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922669162296366">
                <text:p>-0.9226691622963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795231501781491">
                <text:p>-0.7952315017814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665317738516369">
                <text:p>-0.6653177385163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.90014400528819">
                <text:p>-1.900144005288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55484557059142">
                <text:p>0.2554845570591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23782289299398">
                <text:p>0.1237822892993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91365097001756">
                <text:p>1.913650970017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.6643611302263">
                <text:p>-1.66436113022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5919964927328">
                <text:p>1.59199649273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84610020368464">
                <text:p>1.846100203684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8822684338987">
                <text:p>1.88226843389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.43554514905805">
                <text:p>-4.435545149058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364244156322927">
                <text:p>-0.3642441563229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.00152816793097">
                <text:p>-4.001528167930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7898766612407">
                <text:p>1.178987666124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.34266143673456">
                <text:p>-1.342661436734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2.01974114652392">
                <text:p>-2.019741146523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97482707953775">
                <text:p>1.974827079537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82436151399457">
                <text:p>1.824361513994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903979010323917">
                <text:p>-0.9039790103239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2.79397777083428">
                <text:p>-2.793977770834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26165632784192">
                <text:p>0.2261656327841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719545848745999">
                <text:p>-0.7195458487459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26794590023447">
                <text:p>1.267945900234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2993140533153">
                <text:p>1.29931405331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5689341089417">
                <text:p>1.756893410894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87502911737083">
                <text:p>-1.875029117370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01882028448726">
                <text:p>1.018820284487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9266930498111">
                <text:p>1.92669304981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916638732650537">
                <text:p>-0.9166387326505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2.85351429239666">
                <text:p>-2.853514292396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295831744491029">
                <text:p>-0.2958317444910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2.16896681209792">
                <text:p>-2.168966812097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572312041817531">
                <text:p>-0.5723120418175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367417458266354">
                <text:p>-0.3674174582663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112622512763438">
                <text:p>-0.1126225127634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.85896316689824">
                <text:p>-1.858963166898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56936908489538">
                <text:p>0.9569369084895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.64684962426723">
                <text:p>-1.646849624267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762672655988323">
                <text:p>-0.7626726559883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.60433778938285">
                <text:p>-2.604337789382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.41906603728038">
                <text:p>-1.419066037280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367955755761589">
                <text:p>-0.3679557557615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681286721332518">
                <text:p>0.6812867213325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.08786661469448">
                <text:p>-1.087866614694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46155968859696">
                <text:p>0.2461559688596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.3466960129036">
                <text:p>-2.34669601290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28908156830313">
                <text:p>-1.289081568303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67453351816088">
                <text:p>0.2674533518160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284912579918275">
                <text:p>-0.2849125799182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94994358894539">
                <text:p>1.949943588945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59213255978655">
                <text:p>0.8592132559786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35060092120382">
                <text:p>1.350600921203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938440457820923">
                <text:p>-0.9384404578209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9755230320994">
                <text:p>1.297552303209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664856304821286">
                <text:p>-0.6648563048212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59259118672223">
                <text:p>0.4592591186722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80855208230984">
                <text:p>-1.808552082309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12747154040328">
                <text:p>-1.127471540403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63041034831768">
                <text:p>-0.630410348317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59025655648573">
                <text:p>0.1590256556485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5696784388673">
                <text:p>0.5856967843886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1544859344252">
                <text:p>1.115448593442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820400231523661">
                <text:p>-0.8204002315236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5.24718473032601">
                <text:p>-5.247184730326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45119018482235">
                <text:p>1.451190184822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2.52435819875421">
                <text:p>-2.524358198754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2.80695856556221">
                <text:p>-2.806958565562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405026252539328">
                <text:p>-0.4050262525393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47955783944819">
                <text:p>0.5479557839448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2.02579402531459">
                <text:p>-2.025794025314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16498825414132">
                <text:p>1.164988254141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2.22714473787662">
                <text:p>-2.227144737876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65982882913824">
                <text:p>-1.659828829138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.80591877841846">
                <text:p>-1.805918778418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64784421131776">
                <text:p>1.647844211317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94031275123617">
                <text:p>-1.940312751236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70962554041702">
                <text:p>-1.709625540417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713849075236682">
                <text:p>0.7138490752366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96824594992584">
                <text:p>0.8968245949925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189881245058722">
                <text:p>-0.1898812450587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15875561007647">
                <text:p>-0.1587556100764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6274686369963">
                <text:p>1.96274686369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2.47771555843565">
                <text:p>-2.477715558435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.92195943387859">
                <text:p>-1.921959433878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251791908091259">
                <text:p>-0.25179190809125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3429892952335">
                <text:p>1.934298929523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77569313367326">
                <text:p>1.775693133673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75020194641391">
                <text:p>0.9750201946413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293254505861009">
                <text:p>-0.2932545058610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.11846815004763">
                <text:p>-1.118468150047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.64066281145855">
                <text:p>-1.640662811458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.57854245302518">
                <text:p>-1.578542453025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.94544334999958">
                <text:p>-1.945443349999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71478079821676">
                <text:p>0.4714780798216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32748423985863">
                <text:p>0.9327484239858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805784568891774">
                <text:p>0.80578456889177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.09987164712793">
                <text:p>-1.099871647127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846811208504342">
                <text:p>0.8468112085043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.54725418785291">
                <text:p>-1.547254187852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10857191630813">
                <text:p>0.6108571916308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95869151887295">
                <text:p>0.2958691518872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2.15156368765339">
                <text:p>-2.151563687653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97692112672315">
                <text:p>1.976921126723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98510160214066">
                <text:p>0.1985101602140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53900600762881">
                <text:p>1.5390060076288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.77254827286755">
                <text:p>-1.772548272867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228929002155427">
                <text:p>0.02289290021554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46444183435458">
                <text:p>0.2464441834354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138088338552476">
                <text:p>-0.1380883385524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48286628352567">
                <text:p>1.482866283525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338168883015194">
                <text:p>-0.3381688830151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949488348631116">
                <text:p>-0.9494883486311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66968605583282">
                <text:p>0.2669686055832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.42602365885062">
                <text:p>-1.426023658850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63458291951453">
                <text:p>1.634582919514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737412100996671">
                <text:p>-0.73741210099667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3.38084172066599">
                <text:p>-3.380841720665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632358615846077">
                <text:p>-0.6323586158460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.12267624584409">
                <text:p>-1.122676245844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575606343089329">
                <text:p>-0.5756063430893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8851874835987">
                <text:p>1.88518748359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65824253792357">
                <text:p>0.000658242537923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.34136883672907">
                <text:p>-1.341368836729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705991367557807">
                <text:p>0.7059913675578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.82943621015409">
                <text:p>-1.829436210154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895028808177026">
                <text:p>-0.8950288081770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336093048635046">
                <text:p>-0.33609304863504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.8781338333236">
                <text:p>-1.87813383332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09052498160391">
                <text:p>0.2090524981603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0326857894642">
                <text:p>1.203268578946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.98048970052758">
                <text:p>-1.980489700527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95928644508463">
                <text:p>0.5959286445084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.43559239366672">
                <text:p>-1.435592393666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5.65567527093394">
                <text:p>-5.655675270933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5395179615943">
                <text:p>1.53951796159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.16372559128169">
                <text:p>-1.163725591281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.8040580203667">
                <text:p>-1.80405802036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2.17064442937714">
                <text:p>-2.170644429377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68813443701169">
                <text:p>0.2688134437011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888231481669194">
                <text:p>-0.8882314816691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2.76645845126377">
                <text:p>-2.766458451263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86705535503873">
                <text:p>1.867055355038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2.03558094379189">
                <text:p>-2.035580943791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.88151466404314">
                <text:p>-1.881514664043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14713781045215">
                <text:p>0.4147137810452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.35623017275896">
                <text:p>-1.356230172758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00743173220357">
                <text:p>1.0074317322035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.71784091180025">
                <text:p>-1.717840911800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2.00247635994989">
                <text:p>-2.0024763599498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56502967821164">
                <text:p>0.2565029678211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99002586897298">
                <text:p>0.2990025868972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658501743697705">
                <text:p>-0.6585017436977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.35883336555906">
                <text:p>-1.358833365559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.04966641816651">
                <text:p>-1.049666418166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50367068312015">
                <text:p>1.503670683120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2.81788377566165">
                <text:p>-2.817883775661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24872677184862">
                <text:p>1.248726771848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.93848882358499">
                <text:p>-1.938488823584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85741190936535">
                <text:p>1.8574119093653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.38673286982291">
                <text:p>-1.386732869822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1673172541242">
                <text:p>1.16731725412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4846195281559">
                <text:p>1.48461952815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.07451990470582">
                <text:p>-1.0745199047058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130401260065966">
                <text:p>-0.1304012600659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.32362872155239">
                <text:p>-1.323628721552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46848585996118">
                <text:p>1.468485859961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790962774887225">
                <text:p>-0.7909627748872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.64111979449278">
                <text:p>-1.641119794492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.77956452328411">
                <text:p>-1.779564523284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1980451998003">
                <text:p>1.19804519980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.89512554271612">
                <text:p>-3.895125542716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.59179668562059">
                <text:p>-1.591796685620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2.74762699809908">
                <text:p>-2.747626998099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0733844794711">
                <text:p>1.07338447947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4.7410694706042">
                <text:p>-4.74106947060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.62100458456576">
                <text:p>-1.621004584565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2.08147533273444">
                <text:p>-2.081475332734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.60231954794609">
                <text:p>-2.6023195479460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74321314160187">
                <text:p>-0.17432131416018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.81368353995097">
                <text:p>-1.813683539950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9193074715276">
                <text:p>0.891930747152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.59011289770505">
                <text:p>-1.590112897705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384990185583829">
                <text:p>-0.3849901855838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9128219035605">
                <text:p>-0.91282190356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308298994444613">
                <text:p>-0.3082989944446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1461577375497">
                <text:p>1.14615773754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3766354156575">
                <text:p>1.37663541565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141883073173745">
                <text:p>-0.14188307317374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523254953317047">
                <text:p>0.05232549533170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2.90063205889336">
                <text:p>-2.900632058893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54115793494048">
                <text:p>0.6541157934940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08579814842295">
                <text:p>0.1085798148422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.01622946796393">
                <text:p>-1.0162294679639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273825778724544">
                <text:p>-0.2738257787245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.34239016149756">
                <text:p>-2.342390161497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.95489814263712">
                <text:p>-1.954898142637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884880815487128">
                <text:p>-0.88488081548712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.27418314363521">
                <text:p>-1.274183143635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2.81131560771527">
                <text:p>-2.811315607715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.09874749690752">
                <text:p>-1.098747496907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62083192157704">
                <text:p>0.1620831921577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5501417702895">
                <text:p>1.55014177028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.25376267308098">
                <text:p>-2.253762673080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99446676078">
                <text:p>0.72994466760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.87740604772418">
                <text:p>-1.877406047724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563042527539351">
                <text:p>0.5630425275393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1966085414143">
                <text:p>0.319660854141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29636268150923">
                <text:p>0.7296362681509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.17064426317995">
                <text:p>-2.170644263179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93148221995301">
                <text:p>1.9314822199530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5.31249362153285">
                <text:p>-5.312493621532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36967347384646">
                <text:p>0.2369673473846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430695642172701">
                <text:p>-0.4306956421727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.20836108092834">
                <text:p>-2.208361080928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8471257248177">
                <text:p>0.184712572481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.98149179639074">
                <text:p>-1.981491796390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4.74308428543781">
                <text:p>-4.743084285437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.40692881064098">
                <text:p>-1.406928810640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40724709095641">
                <text:p>1.407247090956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.65958301954222">
                <text:p>-1.659583019542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73619984397657">
                <text:p>0.1736199843976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.46336616180162">
                <text:p>-1.4633661618016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632710216849818">
                <text:p>-0.63271021684981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64466499144019">
                <text:p>0.6644664991440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.65175587241785">
                <text:p>-1.6517558724178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6958637197275">
                <text:p>-0.69586371972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80365159439878">
                <text:p>-0.803651594398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10315409602937">
                <text:p>1.103154096029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65081726435288">
                <text:p>1.6508172643528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.82214230553842">
                <text:p>-1.822142305538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5.30379764065083">
                <text:p>-5.303797640650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3.21215673606739">
                <text:p>-3.212156736067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733478945176">
                <text:p>0.87334789451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66732411689544">
                <text:p>1.667324116895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3.51943715893278">
                <text:p>-3.519437158932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500977494272933">
                <text:p>-0.5009774942729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21930134390647">
                <text:p>-0.219301343906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5000301368598">
                <text:p>0.850003013685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02980640998876">
                <text:p>0.7029806409988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3.23074218628634">
                <text:p>-3.230742186286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418121574932826">
                <text:p>-0.04181215749328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.07084101799179">
                <text:p>-1.070841017991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.3888094417625">
                <text:p>-2.38880944176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317306340291258">
                <text:p>-0.3173063402912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140450110371231">
                <text:p>-0.14045011037123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4.14204507829974">
                <text:p>-4.1420450782997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34016551322525">
                <text:p>0.4340165513225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92045501644945">
                <text:p>1.920455016449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44025770795627">
                <text:p>0.1440257707956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95720488107187">
                <text:p>1.9572048810718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67122854626702">
                <text:p>1.671228546267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183711198204136">
                <text:p>-0.1837111982041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.11564021329879">
                <text:p>-2.115640213298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.28847330207152">
                <text:p>-2.288473302071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.34198689628623">
                <text:p>-1.341986896286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.99511866175277">
                <text:p>-1.9951186617527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46884094313998">
                <text:p>1.468840943139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24092516760868">
                <text:p>1.2409251676086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3200583144635">
                <text:p>1.32005831446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5.00779052284217">
                <text:p>-5.007790522842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501529055054511">
                <text:p>0.5015290550545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881827928418948">
                <text:p>-0.8818279284189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.39922465671218">
                <text:p>-1.399224656712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66550640220764">
                <text:p>1.665506402207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43605916436521">
                <text:p>1.436059164365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.38397767948892">
                <text:p>-1.383977679488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843077534054131">
                <text:p>-0.084307753405413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56681418806106">
                <text:p>-0.5668141880610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.61930253317691">
                <text:p>-1.619302533176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95306712305398">
                <text:p>0.39530671230539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.34987500215517">
                <text:p>-1.349875002155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4.33318535945892">
                <text:p>-4.333185359458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.50956849773356">
                <text:p>-2.509568497733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.71014334137159">
                <text:p>-1.7101433413715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68571024713104">
                <text:p>0.01685710247131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8757801310058">
                <text:p>0.187578013100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34062751996352">
                <text:p>1.340627519963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.84228961639324">
                <text:p>-2.842289616393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.81238105441988">
                <text:p>-2.812381054419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944986504831513">
                <text:p>-0.9449865048315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86401751580439">
                <text:p>1.864017515804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234792157764335">
                <text:p>-0.2347921577643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878195543969635">
                <text:p>-0.8781955439696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4589512480703">
                <text:p>-1.458951248070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54918323374828">
                <text:p>-1.549183233748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04121289023493">
                <text:p>-1.041212890234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695962482870856">
                <text:p>-0.6959624828708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.53077210877585">
                <text:p>-2.530772108775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.84718119791764">
                <text:p>-2.847181197917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79950927599326">
                <text:p>-1.799509275993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688274859961309">
                <text:p>0.68827485996130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56888031862845">
                <text:p>1.568880318628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69516704876625">
                <text:p>0.3695167048766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33842373778925">
                <text:p>-0.338423737789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7363110554194">
                <text:p>1.73631105541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.65728611872925">
                <text:p>-1.657286118729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512511549281358">
                <text:p>-0.5125115492813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2481211777651">
                <text:p>1.24812117776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415836275814123">
                <text:p>-0.4158362758141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83908391271661">
                <text:p>-0.839083912716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3.1065171992264">
                <text:p>-3.10651719922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125098639258068">
                <text:p>-0.1250986392580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00939423012807">
                <text:p>1.009394230128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.80090854082543">
                <text:p>-1.8009085408254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10737895688256">
                <text:p>0.2107378956882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64404952478707">
                <text:p>0.16440495247870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51016878824035">
                <text:p>1.510168788240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.93228690599941">
                <text:p>-1.932286905999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1465353841339">
                <text:p>1.146535384133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.36883006731679">
                <text:p>-1.3688300673167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67070158051591">
                <text:p>1.670701580515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4.74919786041142">
                <text:p>-4.749197860411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58141732346197">
                <text:p>0.7581417323461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2.0271166203931">
                <text:p>-2.02711662039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0213256072349699">
                <text:p>-0.002132560723496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2.27800834593934">
                <text:p>-2.278008345939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21616229017873">
                <text:p>1.216162290178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96362177060166">
                <text:p>1.9636217706016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21661171711282">
                <text:p>0.2216611717112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4.16870781830407">
                <text:p>-4.168707818304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74513448440609">
                <text:p>-0.745134484406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220195531434026">
                <text:p>-0.2201955314340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32057842424137">
                <text:p>-0.320578424241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.97133856135604">
                <text:p>-1.971338561356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02175310625372">
                <text:p>1.021753106253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599746619300884">
                <text:p>0.59974661930088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377925899378505">
                <text:p>-0.3779258993785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9031405054935">
                <text:p>1.90314050549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937816751890282">
                <text:p>-0.9378167518902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0780169609954">
                <text:p>0.707801696099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45396059596531">
                <text:p>-0.453960595965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72380202933869">
                <text:p>1.723802029338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2.3513632188651">
                <text:p>-2.35136321886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12342253498867">
                <text:p>-1.123422534988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2.22702591050468">
                <text:p>-2.227025910504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16060858626387">
                <text:p>1.160608586263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63033137701246">
                <text:p>-1.630331377012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97408594602427">
                <text:p>-1.974085946024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393483984952446">
                <text:p>-0.3934839849524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3.5250156378486">
                <text:p>-3.52501563784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3.3339247653826">
                <text:p>-3.33392476538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47925842737392">
                <text:p>1.479258427373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2.41474883093876">
                <text:p>-2.414748830938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2.01450516529268">
                <text:p>-2.014505165292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51429005325742">
                <text:p>0.9514290053257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78713879240598">
                <text:p>1.787138792405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.05909404769631">
                <text:p>-1.059094047696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36682867580763">
                <text:p>1.3668286758076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3.69369468360613">
                <text:p>-3.693694683606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09790900642196">
                <text:p>0.90979090064219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26988113856656">
                <text:p>0.3269881138566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02418437107026">
                <text:p>0.2024184371070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52225724406098">
                <text:p>1.522257244060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.72043402491243">
                <text:p>-1.720434024912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419021422792099">
                <text:p>-0.41902142279209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602404666623483">
                <text:p>0.6024046666234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589012658499207">
                <text:p>0.5890126584992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.77852093706065">
                <text:p>-1.778520937060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44262731796765">
                <text:p>0.14426273179676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42121671197194">
                <text:p>1.4212167119719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45972434514492">
                <text:p>1.4597243451449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2.92233176295752">
                <text:p>-2.9223317629575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23341940857682">
                <text:p>0.5233419408576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333806904046499">
                <text:p>0.03338069040464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.71811018446244">
                <text:p>-1.718110184462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4.31466636202944">
                <text:p>-4.314666362029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710474878265597">
                <text:p>-0.71047487826559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935308481766284">
                <text:p>-0.93530848176628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94711807560944">
                <text:p>0.1947118075609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5.11938837525683">
                <text:p>-5.1193883752568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61679772969595">
                <text:p>1.616797729695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4.06153098952188">
                <text:p>-4.061530989521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86673493711724">
                <text:p>0.3866734937117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4.53522516799425">
                <text:p>-4.535225167994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3.37755365710443">
                <text:p>-3.377553657104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3.09703181166418">
                <text:p>-3.097031811664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6051107712301">
                <text:p>-0.60511077123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87740082649971">
                <text:p>1.8774008264997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84215017164731">
                <text:p>1.842150171647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4.70952862562322">
                <text:p>-4.7095286256232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2.15444547148649">
                <text:p>-2.154445471486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111529063086791">
                <text:p>-0.1115290630867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43376655215509">
                <text:p>1.433766552155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2.56119823543911">
                <text:p>-2.561198235439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81123774807467">
                <text:p>1.8112377480746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606914979443205">
                <text:p>-0.6069149794432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.47846081019499">
                <text:p>-1.478460810194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227101183055951">
                <text:p>-0.2271011830559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3.77168546991387">
                <text:p>-3.771685469913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50308624029883">
                <text:p>0.503086240298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.81639282534309">
                <text:p>-1.8163928253430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35369645337537">
                <text:p>1.353696453375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40842048102863">
                <text:p>0.84084204810286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763509809131376">
                <text:p>-0.7635098091313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.11395931603752">
                <text:p>-1.113959316037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5.4051550054421">
                <text:p>-5.40515500544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11083155169021">
                <text:p>1.110831551690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2.528726158923">
                <text:p>-2.5287261589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18985214219296">
                <text:p>1.189852142192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644710353343702">
                <text:p>-0.6447103533437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2.78190231969326">
                <text:p>-2.781902319693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779248384463445">
                <text:p>-0.7792483844634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2.06923653601347">
                <text:p>-2.069236536013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26701017790373">
                <text:p>1.267010177903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79324020071724">
                <text:p>1.793240200717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387431300226971">
                <text:p>-0.38743130022697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60440980431176">
                <text:p>1.604409804311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68595661965119">
                <text:p>1.685956619651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2.36600670445507">
                <text:p>-2.366006704455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5.02010067688154">
                <text:p>-5.020100676881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.98711022220349">
                <text:p>-1.987110222203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656658159615091">
                <text:p>-0.6566581596150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.62359074574514">
                <text:p>-1.623590745745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2.58086480002686">
                <text:p>-2.5808648000268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608177396250517">
                <text:p>-0.6081773962505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05196046390816">
                <text:p>1.051960463908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.06822516472329">
                <text:p>-1.068225164723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5.58330473366914">
                <text:p>-5.583304733669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49618049087066">
                <text:p>0.14961804908706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.11791648139894">
                <text:p>-1.1179164813989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202805756336432">
                <text:p>0.2028057563364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.95402755934471">
                <text:p>-1.9540275593447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2.13549924580311">
                <text:p>-2.135499245803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2.62059175696">
                <text:p>-2.620591756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2.34563242387491">
                <text:p>-2.345632423874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93699057249097">
                <text:p>0.99369905724909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596015934543806">
                <text:p>-0.5960159345438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662336166370263">
                <text:p>0.66233616637026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02255775107944">
                <text:p>0.8022557751079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14995299065994">
                <text:p>0.2149952990659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377033898569991">
                <text:p>-0.3770338985699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2.03745963223422">
                <text:p>-2.037459632234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.24145061299556">
                <text:p>-1.241450612995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480135657355738">
                <text:p>0.04801356573557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146500660780378">
                <text:p>-0.014650066078037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941247095601758">
                <text:p>-0.09412470956017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357000874317356">
                <text:p>-0.35700087431735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2.52207973786237">
                <text:p>-2.522079737862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28002375175501">
                <text:p>1.2800237517550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2.51056324790877">
                <text:p>-2.5105632479087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530373200572902">
                <text:p>0.53037320057290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49390416504539">
                <text:p>1.493904165045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03513835012686">
                <text:p>1.035138350126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16137535015361">
                <text:p>1.161375350153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55601867148127">
                <text:p>1.556018671481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93208127456762">
                <text:p>-0.932081274567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.73590376532035">
                <text:p>-1.735903765320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166320048845083">
                <text:p>-0.16632004884508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0382482275545">
                <text:p>1.03824822755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277786318244995">
                <text:p>0.2777863182449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3.26170399766692">
                <text:p>-3.261703997666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02643658090341">
                <text:p>1.026436580903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2.39664266199753">
                <text:p>-2.3966426619975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931315474257377">
                <text:p>-0.93131547425737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20806469658962">
                <text:p>0.3208064696589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4.6181230783435">
                <text:p>-4.61812307834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53084505210485">
                <text:p>1.5308450521048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44644117065773">
                <text:p>1.446441170657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64192051787649">
                <text:p>1.6419205178764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.83431408447454">
                <text:p>-1.8343140844745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873686555728044">
                <text:p>-0.8736865557280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.99901664434646">
                <text:p>-1.999016644346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489852282872614">
                <text:p>-0.4898522828726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.50487038303516">
                <text:p>-1.504870383035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2.70707331020467">
                <text:p>-2.707073310204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2.36714798051289">
                <text:p>-2.367147980512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2.0374209925529">
                <text:p>-2.037420992552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364193056335643">
                <text:p>-0.36419305633564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645136263510305">
                <text:p>-0.64513626351030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96073606024242">
                <text:p>1.9607360602424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47879750507697">
                <text:p>1.478797505076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84771587720146">
                <text:p>0.18477158772014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54691180754402">
                <text:p>1.546911807544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2.80638749088344">
                <text:p>-2.806387490883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.2990370261398">
                <text:p>-1.2990370261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